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8-14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99568" calcext:value-type="float">
            <text:p>139.79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02616" calcext:value-type="float">
            <text:p>139.80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17856" calcext:value-type="float">
            <text:p>139.81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14808" calcext:value-type="float">
            <text:p>139.81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08712" calcext:value-type="float">
            <text:p>139.80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14808" calcext:value-type="float">
            <text:p>139.81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27" calcext:value-type="float">
            <text:p>139.8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23952" calcext:value-type="float">
            <text:p>139.82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14808" calcext:value-type="float">
            <text:p>139.81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23952" calcext:value-type="float">
            <text:p>139.82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90424" calcext:value-type="float">
            <text:p>139.79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9652" calcext:value-type="float">
            <text:p>139.79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05664" calcext:value-type="float">
            <text:p>139.80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1176" calcext:value-type="float">
            <text:p>139.8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05664" calcext:value-type="float">
            <text:p>139.80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75184" calcext:value-type="float">
            <text:p>139.77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84328" calcext:value-type="float">
            <text:p>139.78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93472" calcext:value-type="float">
            <text:p>139.79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69088" calcext:value-type="float">
            <text:p>139.76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02616" calcext:value-type="float">
            <text:p>139.80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8128" calcext:value-type="float">
            <text:p>139.7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90424" calcext:value-type="float">
            <text:p>139.79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87376" calcext:value-type="float">
            <text:p>139.78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8128" calcext:value-type="float">
            <text:p>139.7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90424" calcext:value-type="float">
            <text:p>139.79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93472" calcext:value-type="float">
            <text:p>139.79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90424" calcext:value-type="float">
            <text:p>139.79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8128" calcext:value-type="float">
            <text:p>139.7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93472" calcext:value-type="float">
            <text:p>139.79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90424" calcext:value-type="float">
            <text:p>139.79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8128" calcext:value-type="float">
            <text:p>139.7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78232" calcext:value-type="float">
            <text:p>139.77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84328" calcext:value-type="float">
            <text:p>139.78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78232" calcext:value-type="float">
            <text:p>139.77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72136" calcext:value-type="float">
            <text:p>139.77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78232" calcext:value-type="float">
            <text:p>139.77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78232" calcext:value-type="float">
            <text:p>139.77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72136" calcext:value-type="float">
            <text:p>139.77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78232" calcext:value-type="float">
            <text:p>139.77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72136" calcext:value-type="float">
            <text:p>139.77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87376" calcext:value-type="float">
            <text:p>139.78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87376" calcext:value-type="float">
            <text:p>139.78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93472" calcext:value-type="float">
            <text:p>139.79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72136" calcext:value-type="float">
            <text:p>139.77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69088" calcext:value-type="float">
            <text:p>139.76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8128" calcext:value-type="float">
            <text:p>139.7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1176" calcext:value-type="float">
            <text:p>139.8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02616" calcext:value-type="float">
            <text:p>139.80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508" calcext:value-type="float">
            <text:p>139.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90424" calcext:value-type="float">
            <text:p>139.79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84328" calcext:value-type="float">
            <text:p>139.78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56896" calcext:value-type="float">
            <text:p>139.75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59944" calcext:value-type="float">
            <text:p>139.75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72136" calcext:value-type="float">
            <text:p>139.77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75184" calcext:value-type="float">
            <text:p>139.77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84328" calcext:value-type="float">
            <text:p>139.78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20904" calcext:value-type="float">
            <text:p>139.82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20904" calcext:value-type="float">
            <text:p>139.82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56896" calcext:value-type="float">
            <text:p>139.75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8128" calcext:value-type="float">
            <text:p>139.7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56896" calcext:value-type="float">
            <text:p>139.75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84328" calcext:value-type="float">
            <text:p>139.78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05664" calcext:value-type="float">
            <text:p>139.80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69088" calcext:value-type="float">
            <text:p>139.76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87376" calcext:value-type="float">
            <text:p>139.78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90424" calcext:value-type="float">
            <text:p>139.79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05664" calcext:value-type="float">
            <text:p>139.80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93472" calcext:value-type="float">
            <text:p>139.79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84328" calcext:value-type="float">
            <text:p>139.78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05664" calcext:value-type="float">
            <text:p>139.80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02616" calcext:value-type="float">
            <text:p>139.80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99568" calcext:value-type="float">
            <text:p>139.79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78232" calcext:value-type="float">
            <text:p>139.77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87376" calcext:value-type="float">
            <text:p>139.78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93472" calcext:value-type="float">
            <text:p>139.79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20904" calcext:value-type="float">
            <text:p>139.82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20904" calcext:value-type="float">
            <text:p>139.82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02616" calcext:value-type="float">
            <text:p>139.80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30048" calcext:value-type="float">
            <text:p>139.83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30048" calcext:value-type="float">
            <text:p>139.83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27" calcext:value-type="float">
            <text:p>139.8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93472" calcext:value-type="float">
            <text:p>139.79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14808" calcext:value-type="float">
            <text:p>139.81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9652" calcext:value-type="float">
            <text:p>139.79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14808" calcext:value-type="float">
            <text:p>139.81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27" calcext:value-type="float">
            <text:p>139.8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39192" calcext:value-type="float">
            <text:p>139.83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33096" calcext:value-type="float">
            <text:p>139.83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63576" calcext:value-type="float">
            <text:p>139.86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4224" calcext:value-type="float">
            <text:p>139.8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27" calcext:value-type="float">
            <text:p>139.8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4224" calcext:value-type="float">
            <text:p>139.8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30048" calcext:value-type="float">
            <text:p>139.83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45288" calcext:value-type="float">
            <text:p>139.84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39192" calcext:value-type="float">
            <text:p>139.83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54432" calcext:value-type="float">
            <text:p>139.85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91008" calcext:value-type="float">
            <text:p>139.89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00152" calcext:value-type="float">
            <text:p>139.90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69672" calcext:value-type="float">
            <text:p>139.86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5-07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17856" calcext:value-type="float">
            <text:p>139.81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45872" calcext:value-type="float">
            <text:p>139.94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70256" calcext:value-type="float">
            <text:p>139.97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794" calcext:value-type="float">
            <text:p>139.9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91592" calcext:value-type="float">
            <text:p>139.9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88544" calcext:value-type="float">
            <text:p>139.9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00736" calcext:value-type="float">
            <text:p>140.0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06832" calcext:value-type="float">
            <text:p>140.0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85496" calcext:value-type="float">
            <text:p>139.98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73304" calcext:value-type="float">
            <text:p>139.97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70256" calcext:value-type="float">
            <text:p>139.97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82448" calcext:value-type="float">
            <text:p>139.98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58064" calcext:value-type="float">
            <text:p>139.9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37312" calcext:value-type="float">
            <text:p>140.03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0988" calcext:value-type="float">
            <text:p>140.0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88544" calcext:value-type="float">
            <text:p>139.9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9464" calcext:value-type="float">
            <text:p>139.9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82448" calcext:value-type="float">
            <text:p>139.98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88544" calcext:value-type="float">
            <text:p>139.9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55016" calcext:value-type="float">
            <text:p>139.95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58064" calcext:value-type="float">
            <text:p>139.9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97688" calcext:value-type="float">
            <text:p>139.9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73304" calcext:value-type="float">
            <text:p>139.97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61112" calcext:value-type="float">
            <text:p>139.96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61112" calcext:value-type="float">
            <text:p>139.96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61112" calcext:value-type="float">
            <text:p>139.96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85496" calcext:value-type="float">
            <text:p>139.98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88544" calcext:value-type="float">
            <text:p>139.9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88544" calcext:value-type="float">
            <text:p>139.9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91592" calcext:value-type="float">
            <text:p>139.99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88544" calcext:value-type="float">
            <text:p>139.9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9464" calcext:value-type="float">
            <text:p>139.9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00736" calcext:value-type="float">
            <text:p>140.0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03784" calcext:value-type="float">
            <text:p>140.0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9464" calcext:value-type="float">
            <text:p>139.9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03784" calcext:value-type="float">
            <text:p>140.0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19024" calcext:value-type="float">
            <text:p>140.01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97688" calcext:value-type="float">
            <text:p>139.9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9464" calcext:value-type="float">
            <text:p>139.9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06832" calcext:value-type="float">
            <text:p>140.0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00736" calcext:value-type="float">
            <text:p>140.00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9464" calcext:value-type="float">
            <text:p>139.9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22072" calcext:value-type="float">
            <text:p>140.02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31216" calcext:value-type="float">
            <text:p>140.03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0988" calcext:value-type="float">
            <text:p>140.0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28168" calcext:value-type="float">
            <text:p>140.02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22072" calcext:value-type="float">
            <text:p>140.02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46456" calcext:value-type="float">
            <text:p>140.04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49504" calcext:value-type="float">
            <text:p>140.04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52552" calcext:value-type="float">
            <text:p>140.05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15976" calcext:value-type="float">
            <text:p>140.01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3888" calcext:value-type="float">
            <text:p>140.07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46456" calcext:value-type="float">
            <text:p>140.04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06832" calcext:value-type="float">
            <text:p>140.0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2512" calcext:value-type="float">
            <text:p>140.0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556" calcext:value-type="float">
            <text:p>140.0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61696" calcext:value-type="float">
            <text:p>140.06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4036" calcext:value-type="float">
            <text:p>140.04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15976" calcext:value-type="float">
            <text:p>140.01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15976" calcext:value-type="float">
            <text:p>140.01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37312" calcext:value-type="float">
            <text:p>140.03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2512" calcext:value-type="float">
            <text:p>140.0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43408" calcext:value-type="float">
            <text:p>140.04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52552" calcext:value-type="float">
            <text:p>140.05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49504" calcext:value-type="float">
            <text:p>140.04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37312" calcext:value-type="float">
            <text:p>140.03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608" calcext:value-type="float">
            <text:p>140.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608" calcext:value-type="float">
            <text:p>140.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556" calcext:value-type="float">
            <text:p>140.0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0132" calcext:value-type="float">
            <text:p>140.10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3512" calcext:value-type="float">
            <text:p>140.11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556" calcext:value-type="float">
            <text:p>140.0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556" calcext:value-type="float">
            <text:p>140.0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084" calcext:value-type="float">
            <text:p>140.07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6936" calcext:value-type="float">
            <text:p>140.07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084" calcext:value-type="float">
            <text:p>140.07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3888" calcext:value-type="float">
            <text:p>140.07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5224" calcext:value-type="float">
            <text:p>140.09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0464" calcext:value-type="float">
            <text:p>140.11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3888" calcext:value-type="float">
            <text:p>140.07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608" calcext:value-type="float">
            <text:p>140.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07416" calcext:value-type="float">
            <text:p>140.10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656" calcext:value-type="float">
            <text:p>140.1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9984" calcext:value-type="float">
            <text:p>140.07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3032" calcext:value-type="float">
            <text:p>140.08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9128" calcext:value-type="float">
            <text:p>140.08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3512" calcext:value-type="float">
            <text:p>140.11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656" calcext:value-type="float">
            <text:p>140.1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5224" calcext:value-type="float">
            <text:p>140.09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04368" calcext:value-type="float">
            <text:p>140.10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40944" calcext:value-type="float">
            <text:p>140.14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43992" calcext:value-type="float">
            <text:p>140.14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40944" calcext:value-type="float">
            <text:p>140.14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43992" calcext:value-type="float">
            <text:p>140.14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50088" calcext:value-type="float">
            <text:p>140.15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59232" calcext:value-type="float">
            <text:p>140.15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318" calcext:value-type="float">
            <text:p>140.13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40944" calcext:value-type="float">
            <text:p>140.14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318" calcext:value-type="float">
            <text:p>140.13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22656" calcext:value-type="float">
            <text:p>140.12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53136" calcext:value-type="float">
            <text:p>140.15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37896" calcext:value-type="float">
            <text:p>140.13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50088" calcext:value-type="float">
            <text:p>140.15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0-18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56184" calcext:value-type="float">
            <text:p>140.15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40944" calcext:value-type="float">
            <text:p>140.14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7752" calcext:value-type="float">
            <text:p>140.1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89712" calcext:value-type="float">
            <text:p>140.18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98856" calcext:value-type="float">
            <text:p>140.19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98856" calcext:value-type="float">
            <text:p>140.19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7752" calcext:value-type="float">
            <text:p>140.1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25704" calcext:value-type="float">
            <text:p>140.12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43992" calcext:value-type="float">
            <text:p>140.14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6228" calcext:value-type="float">
            <text:p>140.16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68376" calcext:value-type="float">
            <text:p>140.16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83616" calcext:value-type="float">
            <text:p>140.18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11048" calcext:value-type="float">
            <text:p>140.21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98856" calcext:value-type="float">
            <text:p>140.19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7752" calcext:value-type="float">
            <text:p>140.1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59232" calcext:value-type="float">
            <text:p>140.15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71424" calcext:value-type="float">
            <text:p>140.17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53136" calcext:value-type="float">
            <text:p>140.15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68376" calcext:value-type="float">
            <text:p>140.16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68376" calcext:value-type="float">
            <text:p>140.16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68376" calcext:value-type="float">
            <text:p>140.16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65328" calcext:value-type="float">
            <text:p>140.16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80568" calcext:value-type="float">
            <text:p>140.18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86664" calcext:value-type="float">
            <text:p>140.18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74472" calcext:value-type="float">
            <text:p>140.17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65328" calcext:value-type="float">
            <text:p>140.16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7752" calcext:value-type="float">
            <text:p>140.1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74472" calcext:value-type="float">
            <text:p>140.17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68376" calcext:value-type="float">
            <text:p>140.16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6228" calcext:value-type="float">
            <text:p>140.16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6228" calcext:value-type="float">
            <text:p>140.16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83616" calcext:value-type="float">
            <text:p>140.18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86664" calcext:value-type="float">
            <text:p>140.18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95808" calcext:value-type="float">
            <text:p>140.19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01904" calcext:value-type="float">
            <text:p>140.20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74472" calcext:value-type="float">
            <text:p>140.17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86664" calcext:value-type="float">
            <text:p>140.18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98856" calcext:value-type="float">
            <text:p>140.19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17144" calcext:value-type="float">
            <text:p>140.21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08" calcext:value-type="float">
            <text:p>140.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04952" calcext:value-type="float">
            <text:p>140.20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9276" calcext:value-type="float">
            <text:p>140.19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11048" calcext:value-type="float">
            <text:p>140.21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26288" calcext:value-type="float">
            <text:p>140.22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74472" calcext:value-type="float">
            <text:p>140.17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86664" calcext:value-type="float">
            <text:p>140.18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95808" calcext:value-type="float">
            <text:p>140.19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98856" calcext:value-type="float">
            <text:p>140.19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89712" calcext:value-type="float">
            <text:p>140.18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95808" calcext:value-type="float">
            <text:p>140.19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11048" calcext:value-type="float">
            <text:p>140.21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17144" calcext:value-type="float">
            <text:p>140.21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08" calcext:value-type="float">
            <text:p>140.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20192" calcext:value-type="float">
            <text:p>140.22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44576" calcext:value-type="float">
            <text:p>140.24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11048" calcext:value-type="float">
            <text:p>140.21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20192" calcext:value-type="float">
            <text:p>140.22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14096" calcext:value-type="float">
            <text:p>140.21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2324" calcext:value-type="float">
            <text:p>140.22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50672" calcext:value-type="float">
            <text:p>140.25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44576" calcext:value-type="float">
            <text:p>140.24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01904" calcext:value-type="float">
            <text:p>140.20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44576" calcext:value-type="float">
            <text:p>140.24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20192" calcext:value-type="float">
            <text:p>140.22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47624" calcext:value-type="float">
            <text:p>140.24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6896" calcext:value-type="float">
            <text:p>140.2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72008" calcext:value-type="float">
            <text:p>140.27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5372" calcext:value-type="float">
            <text:p>140.25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5372" calcext:value-type="float">
            <text:p>140.25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3848" calcext:value-type="float">
            <text:p>140.2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5372" calcext:value-type="float">
            <text:p>140.25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5372" calcext:value-type="float">
            <text:p>140.25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65912" calcext:value-type="float">
            <text:p>140.26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81152" calcext:value-type="float">
            <text:p>140.28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81152" calcext:value-type="float">
            <text:p>140.28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6896" calcext:value-type="float">
            <text:p>140.2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75056" calcext:value-type="float">
            <text:p>140.27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78104" calcext:value-type="float">
            <text:p>140.27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96392" calcext:value-type="float">
            <text:p>140.29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11632" calcext:value-type="float">
            <text:p>140.31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96392" calcext:value-type="float">
            <text:p>140.29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17728" calcext:value-type="float">
            <text:p>140.31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08584" calcext:value-type="float">
            <text:p>140.30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17728" calcext:value-type="float">
            <text:p>140.31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9944" calcext:value-type="float">
            <text:p>140.2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2992" calcext:value-type="float">
            <text:p>140.3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1468" calcext:value-type="float">
            <text:p>140.31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1468" calcext:value-type="float">
            <text:p>140.31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1468" calcext:value-type="float">
            <text:p>140.31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32968" calcext:value-type="float">
            <text:p>140.33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48208" calcext:value-type="float">
            <text:p>140.34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4516" calcext:value-type="float">
            <text:p>140.3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26872" calcext:value-type="float">
            <text:p>140.32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4516" calcext:value-type="float">
            <text:p>140.3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42112" calcext:value-type="float">
            <text:p>140.34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51256" calcext:value-type="float">
            <text:p>140.35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48208" calcext:value-type="float">
            <text:p>140.34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48208" calcext:value-type="float">
            <text:p>140.34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51256" calcext:value-type="float">
            <text:p>140.35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51256" calcext:value-type="float">
            <text:p>140.35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48208" calcext:value-type="float">
            <text:p>140.34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63448" calcext:value-type="float">
            <text:p>140.36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7564" calcext:value-type="float">
            <text:p>140.37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69544" calcext:value-type="float">
            <text:p>140.36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81736" calcext:value-type="float">
            <text:p>140.38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3072" calcext:value-type="float">
            <text:p>140.40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0024" calcext:value-type="float">
            <text:p>140.40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78688" calcext:value-type="float">
            <text:p>140.37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7564" calcext:value-type="float">
            <text:p>140.37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84784" calcext:value-type="float">
            <text:p>140.38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9088" calcext:value-type="float">
            <text:p>140.3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612" calcext:value-type="float">
            <text:p>140.40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87832" calcext:value-type="float">
            <text:p>140.38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81736" calcext:value-type="float">
            <text:p>140.38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612" calcext:value-type="float">
            <text:p>140.40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12216" calcext:value-type="float">
            <text:p>140.41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3072" calcext:value-type="float">
            <text:p>140.40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96976" calcext:value-type="float">
            <text:p>140.39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612" calcext:value-type="float">
            <text:p>140.40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15264" calcext:value-type="float">
            <text:p>140.41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0024" calcext:value-type="float">
            <text:p>140.40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87832" calcext:value-type="float">
            <text:p>140.38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84784" calcext:value-type="float">
            <text:p>140.38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9168" calcext:value-type="float">
            <text:p>140.40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33552" calcext:value-type="float">
            <text:p>140.43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3072" calcext:value-type="float">
            <text:p>140.40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93928" calcext:value-type="float">
            <text:p>140.39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612" calcext:value-type="float">
            <text:p>140.40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15264" calcext:value-type="float">
            <text:p>140.41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2136" calcext:value-type="float">
            <text:p>140.4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9168" calcext:value-type="float">
            <text:p>140.40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3072" calcext:value-type="float">
            <text:p>140.40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96976" calcext:value-type="float">
            <text:p>140.39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93928" calcext:value-type="float">
            <text:p>140.39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0024" calcext:value-type="float">
            <text:p>140.40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12216" calcext:value-type="float">
            <text:p>140.41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15264" calcext:value-type="float">
            <text:p>140.41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12216" calcext:value-type="float">
            <text:p>140.41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93928" calcext:value-type="float">
            <text:p>140.39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93928" calcext:value-type="float">
            <text:p>140.39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93928" calcext:value-type="float">
            <text:p>140.39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93928" calcext:value-type="float">
            <text:p>140.39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0024" calcext:value-type="float">
            <text:p>140.40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3072" calcext:value-type="float">
            <text:p>140.40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0024" calcext:value-type="float">
            <text:p>140.40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612" calcext:value-type="float">
            <text:p>140.40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93928" calcext:value-type="float">
            <text:p>140.39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0024" calcext:value-type="float">
            <text:p>140.40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93928" calcext:value-type="float">
            <text:p>140.39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93928" calcext:value-type="float">
            <text:p>140.39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0024" calcext:value-type="float">
            <text:p>140.40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18312" calcext:value-type="float">
            <text:p>140.41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33552" calcext:value-type="float">
            <text:p>140.43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612" calcext:value-type="float">
            <text:p>140.40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96976" calcext:value-type="float">
            <text:p>140.39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96976" calcext:value-type="float">
            <text:p>140.39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42696" calcext:value-type="float">
            <text:p>140.44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5184" calcext:value-type="float">
            <text:p>140.4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33552" calcext:value-type="float">
            <text:p>140.43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12216" calcext:value-type="float">
            <text:p>140.41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96976" calcext:value-type="float">
            <text:p>140.39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9168" calcext:value-type="float">
            <text:p>140.40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0024" calcext:value-type="float">
            <text:p>140.40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612" calcext:value-type="float">
            <text:p>140.40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3072" calcext:value-type="float">
            <text:p>140.40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93928" calcext:value-type="float">
            <text:p>140.39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9088" calcext:value-type="float">
            <text:p>140.3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84784" calcext:value-type="float">
            <text:p>140.38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87832" calcext:value-type="float">
            <text:p>140.38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3072" calcext:value-type="float">
            <text:p>140.40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93928" calcext:value-type="float">
            <text:p>140.39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612" calcext:value-type="float">
            <text:p>140.40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0024" calcext:value-type="float">
            <text:p>140.40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30504" calcext:value-type="float">
            <text:p>140.43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9088" calcext:value-type="float">
            <text:p>140.3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27456" calcext:value-type="float">
            <text:p>140.42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4-25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9088" calcext:value-type="float">
            <text:p>140.3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84784" calcext:value-type="float">
            <text:p>140.38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93928" calcext:value-type="float">
            <text:p>140.39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2136" calcext:value-type="float">
            <text:p>140.4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3072" calcext:value-type="float">
            <text:p>140.40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0024" calcext:value-type="float">
            <text:p>140.40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84784" calcext:value-type="float">
            <text:p>140.38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66496" calcext:value-type="float">
            <text:p>140.36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84784" calcext:value-type="float">
            <text:p>140.38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30504" calcext:value-type="float">
            <text:p>140.43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27456" calcext:value-type="float">
            <text:p>140.42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9168" calcext:value-type="float">
            <text:p>140.40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96976" calcext:value-type="float">
            <text:p>140.39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81736" calcext:value-type="float">
            <text:p>140.38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3072" calcext:value-type="float">
            <text:p>140.40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2136" calcext:value-type="float">
            <text:p>140.4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27456" calcext:value-type="float">
            <text:p>140.42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96976" calcext:value-type="float">
            <text:p>140.39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2136" calcext:value-type="float">
            <text:p>140.4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27456" calcext:value-type="float">
            <text:p>140.42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18312" calcext:value-type="float">
            <text:p>140.41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93928" calcext:value-type="float">
            <text:p>140.39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96976" calcext:value-type="float">
            <text:p>140.39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87832" calcext:value-type="float">
            <text:p>140.38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24408" calcext:value-type="float">
            <text:p>140.42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2136" calcext:value-type="float">
            <text:p>140.4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7564" calcext:value-type="float">
            <text:p>140.37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9168" calcext:value-type="float">
            <text:p>140.40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33552" calcext:value-type="float">
            <text:p>140.43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30504" calcext:value-type="float">
            <text:p>140.43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9168" calcext:value-type="float">
            <text:p>140.40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0024" calcext:value-type="float">
            <text:p>140.40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9088" calcext:value-type="float">
            <text:p>140.3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12216" calcext:value-type="float">
            <text:p>140.41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12216" calcext:value-type="float">
            <text:p>140.41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87832" calcext:value-type="float">
            <text:p>140.38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87832" calcext:value-type="float">
            <text:p>140.38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18312" calcext:value-type="float">
            <text:p>140.41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39648" calcext:value-type="float">
            <text:p>140.43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30504" calcext:value-type="float">
            <text:p>140.43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42696" calcext:value-type="float">
            <text:p>140.44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9088" calcext:value-type="float">
            <text:p>140.3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9088" calcext:value-type="float">
            <text:p>140.3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27456" calcext:value-type="float">
            <text:p>140.42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27456" calcext:value-type="float">
            <text:p>140.42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3072" calcext:value-type="float">
            <text:p>140.40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15264" calcext:value-type="float">
            <text:p>140.41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15264" calcext:value-type="float">
            <text:p>140.41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24408" calcext:value-type="float">
            <text:p>140.42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24408" calcext:value-type="float">
            <text:p>140.42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33552" calcext:value-type="float">
            <text:p>140.43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96976" calcext:value-type="float">
            <text:p>140.39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9168" calcext:value-type="float">
            <text:p>140.40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87832" calcext:value-type="float">
            <text:p>140.38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96976" calcext:value-type="float">
            <text:p>140.39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9168" calcext:value-type="float">
            <text:p>140.40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9088" calcext:value-type="float">
            <text:p>140.3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9088" calcext:value-type="float">
            <text:p>140.3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78688" calcext:value-type="float">
            <text:p>140.37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3072" calcext:value-type="float">
            <text:p>140.40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42696" calcext:value-type="float">
            <text:p>140.44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366" calcext:value-type="float">
            <text:p>140.43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0024" calcext:value-type="float">
            <text:p>140.40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96976" calcext:value-type="float">
            <text:p>140.39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96976" calcext:value-type="float">
            <text:p>140.39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93928" calcext:value-type="float">
            <text:p>140.39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3072" calcext:value-type="float">
            <text:p>140.40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9168" calcext:value-type="float">
            <text:p>140.40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24408" calcext:value-type="float">
            <text:p>140.42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366" calcext:value-type="float">
            <text:p>140.43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9088" calcext:value-type="float">
            <text:p>140.3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87832" calcext:value-type="float">
            <text:p>140.38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96976" calcext:value-type="float">
            <text:p>140.39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0024" calcext:value-type="float">
            <text:p>140.40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366" calcext:value-type="float">
            <text:p>140.43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45744" calcext:value-type="float">
            <text:p>140.44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3072" calcext:value-type="float">
            <text:p>140.40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15264" calcext:value-type="float">
            <text:p>140.41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612" calcext:value-type="float">
            <text:p>140.40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96976" calcext:value-type="float">
            <text:p>140.39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9088" calcext:value-type="float">
            <text:p>140.3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612" calcext:value-type="float">
            <text:p>140.40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33552" calcext:value-type="float">
            <text:p>140.43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96976" calcext:value-type="float">
            <text:p>140.39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93928" calcext:value-type="float">
            <text:p>140.39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3072" calcext:value-type="float">
            <text:p>140.40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24408" calcext:value-type="float">
            <text:p>140.42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18312" calcext:value-type="float">
            <text:p>140.41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72592" calcext:value-type="float">
            <text:p>140.37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96976" calcext:value-type="float">
            <text:p>140.39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93928" calcext:value-type="float">
            <text:p>140.39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87832" calcext:value-type="float">
            <text:p>140.38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3072" calcext:value-type="float">
            <text:p>140.40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72592" calcext:value-type="float">
            <text:p>140.37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87832" calcext:value-type="float">
            <text:p>140.38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96976" calcext:value-type="float">
            <text:p>140.39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84784" calcext:value-type="float">
            <text:p>140.38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7564" calcext:value-type="float">
            <text:p>140.37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72592" calcext:value-type="float">
            <text:p>140.37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57352" calcext:value-type="float">
            <text:p>140.35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42112" calcext:value-type="float">
            <text:p>140.34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57352" calcext:value-type="float">
            <text:p>140.35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0024" calcext:value-type="float">
            <text:p>140.40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9168" calcext:value-type="float">
            <text:p>140.40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0024" calcext:value-type="float">
            <text:p>140.40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54304" calcext:value-type="float">
            <text:p>140.35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604" calcext:value-type="float">
            <text:p>140.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81736" calcext:value-type="float">
            <text:p>140.38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87832" calcext:value-type="float">
            <text:p>140.38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78688" calcext:value-type="float">
            <text:p>140.37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81736" calcext:value-type="float">
            <text:p>140.38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7564" calcext:value-type="float">
            <text:p>140.37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54304" calcext:value-type="float">
            <text:p>140.35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7564" calcext:value-type="float">
            <text:p>140.37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7564" calcext:value-type="float">
            <text:p>140.37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54304" calcext:value-type="float">
            <text:p>140.35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604" calcext:value-type="float">
            <text:p>140.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57352" calcext:value-type="float">
            <text:p>140.35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32968" calcext:value-type="float">
            <text:p>140.33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26872" calcext:value-type="float">
            <text:p>140.32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96976" calcext:value-type="float">
            <text:p>140.39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66496" calcext:value-type="float">
            <text:p>140.36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72592" calcext:value-type="float">
            <text:p>140.37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87832" calcext:value-type="float">
            <text:p>140.38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81736" calcext:value-type="float">
            <text:p>140.38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69544" calcext:value-type="float">
            <text:p>140.36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87832" calcext:value-type="float">
            <text:p>140.38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81736" calcext:value-type="float">
            <text:p>140.38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57352" calcext:value-type="float">
            <text:p>140.35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48208" calcext:value-type="float">
            <text:p>140.34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51256" calcext:value-type="float">
            <text:p>140.35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48208" calcext:value-type="float">
            <text:p>140.34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4516" calcext:value-type="float">
            <text:p>140.3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32968" calcext:value-type="float">
            <text:p>140.33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32968" calcext:value-type="float">
            <text:p>140.33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36016" calcext:value-type="float">
            <text:p>140.33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604" calcext:value-type="float">
            <text:p>140.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54304" calcext:value-type="float">
            <text:p>140.35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54304" calcext:value-type="float">
            <text:p>140.35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78688" calcext:value-type="float">
            <text:p>140.37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48208" calcext:value-type="float">
            <text:p>140.34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4516" calcext:value-type="float">
            <text:p>140.3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604" calcext:value-type="float">
            <text:p>140.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12216" calcext:value-type="float">
            <text:p>140.41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9168" calcext:value-type="float">
            <text:p>140.40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2-01 16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1468" calcext:value-type="float">
            <text:p>140.31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81736" calcext:value-type="float">
            <text:p>140.38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72592" calcext:value-type="float">
            <text:p>140.37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36016" calcext:value-type="float">
            <text:p>140.33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57352" calcext:value-type="float">
            <text:p>140.35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57352" calcext:value-type="float">
            <text:p>140.35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78688" calcext:value-type="float">
            <text:p>140.37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3072" calcext:value-type="float">
            <text:p>140.40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66496" calcext:value-type="float">
            <text:p>140.36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57352" calcext:value-type="float">
            <text:p>140.35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66496" calcext:value-type="float">
            <text:p>140.36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51256" calcext:value-type="float">
            <text:p>140.35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66496" calcext:value-type="float">
            <text:p>140.36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72592" calcext:value-type="float">
            <text:p>140.37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7564" calcext:value-type="float">
            <text:p>140.37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69544" calcext:value-type="float">
            <text:p>140.36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69544" calcext:value-type="float">
            <text:p>140.36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604" calcext:value-type="float">
            <text:p>140.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48208" calcext:value-type="float">
            <text:p>140.34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54304" calcext:value-type="float">
            <text:p>140.35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69544" calcext:value-type="float">
            <text:p>140.36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66496" calcext:value-type="float">
            <text:p>140.36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51256" calcext:value-type="float">
            <text:p>140.35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4516" calcext:value-type="float">
            <text:p>140.3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87832" calcext:value-type="float">
            <text:p>140.38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7564" calcext:value-type="float">
            <text:p>140.37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1468" calcext:value-type="float">
            <text:p>140.31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57352" calcext:value-type="float">
            <text:p>140.35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51256" calcext:value-type="float">
            <text:p>140.35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23824" calcext:value-type="float">
            <text:p>140.32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36016" calcext:value-type="float">
            <text:p>140.33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2992" calcext:value-type="float">
            <text:p>140.3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51256" calcext:value-type="float">
            <text:p>140.35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604" calcext:value-type="float">
            <text:p>140.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66496" calcext:value-type="float">
            <text:p>140.36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57352" calcext:value-type="float">
            <text:p>140.35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57352" calcext:value-type="float">
            <text:p>140.35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54304" calcext:value-type="float">
            <text:p>140.35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54304" calcext:value-type="float">
            <text:p>140.35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2992" calcext:value-type="float">
            <text:p>140.3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08584" calcext:value-type="float">
            <text:p>140.30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23824" calcext:value-type="float">
            <text:p>140.32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54304" calcext:value-type="float">
            <text:p>140.35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54304" calcext:value-type="float">
            <text:p>140.35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63448" calcext:value-type="float">
            <text:p>140.36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66496" calcext:value-type="float">
            <text:p>140.36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78688" calcext:value-type="float">
            <text:p>140.37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66496" calcext:value-type="float">
            <text:p>140.36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54304" calcext:value-type="float">
            <text:p>140.35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7564" calcext:value-type="float">
            <text:p>140.37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48208" calcext:value-type="float">
            <text:p>140.34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42112" calcext:value-type="float">
            <text:p>140.34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54304" calcext:value-type="float">
            <text:p>140.35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604" calcext:value-type="float">
            <text:p>140.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78688" calcext:value-type="float">
            <text:p>140.37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72592" calcext:value-type="float">
            <text:p>140.37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57352" calcext:value-type="float">
            <text:p>140.35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10-04 16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9088" calcext:value-type="float">
            <text:p>140.3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62864" calcext:value-type="float">
            <text:p>140.26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61696" calcext:value-type="float">
            <text:p>140.06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8272" calcext:value-type="float">
            <text:p>140.09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5224" calcext:value-type="float">
            <text:p>140.09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9984" calcext:value-type="float">
            <text:p>140.07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608" calcext:value-type="float">
            <text:p>140.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8272" calcext:value-type="float">
            <text:p>140.09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3512" calcext:value-type="float">
            <text:p>140.11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656" calcext:value-type="float">
            <text:p>140.1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50088" calcext:value-type="float">
            <text:p>140.15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6228" calcext:value-type="float">
            <text:p>140.16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3512" calcext:value-type="float">
            <text:p>140.11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9984" calcext:value-type="float">
            <text:p>140.07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37896" calcext:value-type="float">
            <text:p>140.13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4-20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8272" calcext:value-type="float">
            <text:p>140.09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2176" calcext:value-type="float">
            <text:p>140.09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59232" calcext:value-type="float">
            <text:p>140.15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6228" calcext:value-type="float">
            <text:p>140.16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40944" calcext:value-type="float">
            <text:p>140.14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4704" calcext:value-type="float">
            <text:p>140.1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0464" calcext:value-type="float">
            <text:p>140.11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656" calcext:value-type="float">
            <text:p>140.1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22656" calcext:value-type="float">
            <text:p>140.12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9128" calcext:value-type="float">
            <text:p>140.08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07416" calcext:value-type="float">
            <text:p>140.10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0132" calcext:value-type="float">
            <text:p>140.10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34848" calcext:value-type="float">
            <text:p>140.13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43992" calcext:value-type="float">
            <text:p>140.14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50088" calcext:value-type="float">
            <text:p>140.15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04368" calcext:value-type="float">
            <text:p>140.10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0132" calcext:value-type="float">
            <text:p>140.10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656" calcext:value-type="float">
            <text:p>140.1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25704" calcext:value-type="float">
            <text:p>140.12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28752" calcext:value-type="float">
            <text:p>140.12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0464" calcext:value-type="float">
            <text:p>140.11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9608" calcext:value-type="float">
            <text:p>140.11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22656" calcext:value-type="float">
            <text:p>140.12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3032" calcext:value-type="float">
            <text:p>140.08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3512" calcext:value-type="float">
            <text:p>140.11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22656" calcext:value-type="float">
            <text:p>140.12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50088" calcext:value-type="float">
            <text:p>140.15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43992" calcext:value-type="float">
            <text:p>140.14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25704" calcext:value-type="float">
            <text:p>140.12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28752" calcext:value-type="float">
            <text:p>140.12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43992" calcext:value-type="float">
            <text:p>140.14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3512" calcext:value-type="float">
            <text:p>140.11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656" calcext:value-type="float">
            <text:p>140.1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9608" calcext:value-type="float">
            <text:p>140.11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40944" calcext:value-type="float">
            <text:p>140.14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34848" calcext:value-type="float">
            <text:p>140.13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28752" calcext:value-type="float">
            <text:p>140.12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6228" calcext:value-type="float">
            <text:p>140.16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34848" calcext:value-type="float">
            <text:p>140.13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0464" calcext:value-type="float">
            <text:p>140.11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43992" calcext:value-type="float">
            <text:p>140.14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34848" calcext:value-type="float">
            <text:p>140.13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28752" calcext:value-type="float">
            <text:p>140.12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22656" calcext:value-type="float">
            <text:p>140.12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37896" calcext:value-type="float">
            <text:p>140.13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43992" calcext:value-type="float">
            <text:p>140.14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28752" calcext:value-type="float">
            <text:p>140.12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07416" calcext:value-type="float">
            <text:p>140.10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22656" calcext:value-type="float">
            <text:p>140.12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28752" calcext:value-type="float">
            <text:p>140.12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9608" calcext:value-type="float">
            <text:p>140.11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9608" calcext:value-type="float">
            <text:p>140.11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656" calcext:value-type="float">
            <text:p>140.1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25704" calcext:value-type="float">
            <text:p>140.12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49504" calcext:value-type="float">
            <text:p>140.04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608" calcext:value-type="float">
            <text:p>140.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0464" calcext:value-type="float">
            <text:p>140.11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25704" calcext:value-type="float">
            <text:p>140.12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3888" calcext:value-type="float">
            <text:p>140.07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3888" calcext:value-type="float">
            <text:p>140.07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3888" calcext:value-type="float">
            <text:p>140.07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2176" calcext:value-type="float">
            <text:p>140.09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656" calcext:value-type="float">
            <text:p>140.1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9608" calcext:value-type="float">
            <text:p>140.11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03784" calcext:value-type="float">
            <text:p>140.0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084" calcext:value-type="float">
            <text:p>140.07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6936" calcext:value-type="float">
            <text:p>140.07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6936" calcext:value-type="float">
            <text:p>140.07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37312" calcext:value-type="float">
            <text:p>140.03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52552" calcext:value-type="float">
            <text:p>140.05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58648" calcext:value-type="float">
            <text:p>140.05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61696" calcext:value-type="float">
            <text:p>140.06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12928" calcext:value-type="float">
            <text:p>140.01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34264" calcext:value-type="float">
            <text:p>140.03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28168" calcext:value-type="float">
            <text:p>140.02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52552" calcext:value-type="float">
            <text:p>140.05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43408" calcext:value-type="float">
            <text:p>140.04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49504" calcext:value-type="float">
            <text:p>140.04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19024" calcext:value-type="float">
            <text:p>140.01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2512" calcext:value-type="float">
            <text:p>140.0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2512" calcext:value-type="float">
            <text:p>140.0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37312" calcext:value-type="float">
            <text:p>140.03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3888" calcext:value-type="float">
            <text:p>140.07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46456" calcext:value-type="float">
            <text:p>140.04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084" calcext:value-type="float">
            <text:p>140.07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9984" calcext:value-type="float">
            <text:p>140.07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52552" calcext:value-type="float">
            <text:p>140.05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58648" calcext:value-type="float">
            <text:p>140.05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22072" calcext:value-type="float">
            <text:p>140.02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556" calcext:value-type="float">
            <text:p>140.0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49504" calcext:value-type="float">
            <text:p>140.04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28168" calcext:value-type="float">
            <text:p>140.02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37312" calcext:value-type="float">
            <text:p>140.03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31216" calcext:value-type="float">
            <text:p>140.03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19024" calcext:value-type="float">
            <text:p>140.01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2512" calcext:value-type="float">
            <text:p>140.0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084" calcext:value-type="float">
            <text:p>140.07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084" calcext:value-type="float">
            <text:p>140.07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46456" calcext:value-type="float">
            <text:p>140.04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556" calcext:value-type="float">
            <text:p>140.0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43408" calcext:value-type="float">
            <text:p>140.04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31216" calcext:value-type="float">
            <text:p>140.03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556" calcext:value-type="float">
            <text:p>140.0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52552" calcext:value-type="float">
            <text:p>140.05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37312" calcext:value-type="float">
            <text:p>140.03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58648" calcext:value-type="float">
            <text:p>140.05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28168" calcext:value-type="float">
            <text:p>140.02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3888" calcext:value-type="float">
            <text:p>140.07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9128" calcext:value-type="float">
            <text:p>140.08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03784" calcext:value-type="float">
            <text:p>140.0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34264" calcext:value-type="float">
            <text:p>140.03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64744" calcext:value-type="float">
            <text:p>140.06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52552" calcext:value-type="float">
            <text:p>140.05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19024" calcext:value-type="float">
            <text:p>140.01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61696" calcext:value-type="float">
            <text:p>140.06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61696" calcext:value-type="float">
            <text:p>140.06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556" calcext:value-type="float">
            <text:p>140.0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2512" calcext:value-type="float">
            <text:p>140.0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43408" calcext:value-type="float">
            <text:p>140.04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556" calcext:value-type="float">
            <text:p>140.0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58648" calcext:value-type="float">
            <text:p>140.05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43408" calcext:value-type="float">
            <text:p>140.04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31216" calcext:value-type="float">
            <text:p>140.03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49504" calcext:value-type="float">
            <text:p>140.04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64744" calcext:value-type="float">
            <text:p>140.06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58648" calcext:value-type="float">
            <text:p>140.05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34264" calcext:value-type="float">
            <text:p>140.03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37312" calcext:value-type="float">
            <text:p>140.03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2512" calcext:value-type="float">
            <text:p>140.0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4036" calcext:value-type="float">
            <text:p>140.04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43408" calcext:value-type="float">
            <text:p>140.04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556" calcext:value-type="float">
            <text:p>140.0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67792" calcext:value-type="float">
            <text:p>140.06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58648" calcext:value-type="float">
            <text:p>140.05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34264" calcext:value-type="float">
            <text:p>140.03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61696" calcext:value-type="float">
            <text:p>140.06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43408" calcext:value-type="float">
            <text:p>140.04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28168" calcext:value-type="float">
            <text:p>140.02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22072" calcext:value-type="float">
            <text:p>140.02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34264" calcext:value-type="float">
            <text:p>140.03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06832" calcext:value-type="float">
            <text:p>140.0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0-22 16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22072" calcext:value-type="float">
            <text:p>140.02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43408" calcext:value-type="float">
            <text:p>140.04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49504" calcext:value-type="float">
            <text:p>140.04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58648" calcext:value-type="float">
            <text:p>140.05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12928" calcext:value-type="float">
            <text:p>140.01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28168" calcext:value-type="float">
            <text:p>140.02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49504" calcext:value-type="float">
            <text:p>140.04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556" calcext:value-type="float">
            <text:p>140.0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46456" calcext:value-type="float">
            <text:p>140.04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4036" calcext:value-type="float">
            <text:p>140.04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28168" calcext:value-type="float">
            <text:p>140.02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28168" calcext:value-type="float">
            <text:p>140.02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15976" calcext:value-type="float">
            <text:p>140.01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12928" calcext:value-type="float">
            <text:p>140.01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22072" calcext:value-type="float">
            <text:p>140.02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12928" calcext:value-type="float">
            <text:p>140.01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12928" calcext:value-type="float">
            <text:p>140.01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19024" calcext:value-type="float">
            <text:p>140.01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22072" calcext:value-type="float">
            <text:p>140.02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15976" calcext:value-type="float">
            <text:p>140.01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19024" calcext:value-type="float">
            <text:p>140.01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15976" calcext:value-type="float">
            <text:p>140.01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34264" calcext:value-type="float">
            <text:p>140.03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34264" calcext:value-type="float">
            <text:p>140.03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794" calcext:value-type="float">
            <text:p>139.9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88544" calcext:value-type="float">
            <text:p>139.9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85496" calcext:value-type="float">
            <text:p>139.98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9464" calcext:value-type="float">
            <text:p>139.9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19024" calcext:value-type="float">
            <text:p>140.01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03784" calcext:value-type="float">
            <text:p>140.0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03784" calcext:value-type="float">
            <text:p>140.0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4036" calcext:value-type="float">
            <text:p>140.04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34264" calcext:value-type="float">
            <text:p>140.03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97688" calcext:value-type="float">
            <text:p>139.9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794" calcext:value-type="float">
            <text:p>139.9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37312" calcext:value-type="float">
            <text:p>140.03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37312" calcext:value-type="float">
            <text:p>140.03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61112" calcext:value-type="float">
            <text:p>139.96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03784" calcext:value-type="float">
            <text:p>140.0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88544" calcext:value-type="float">
            <text:p>139.9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88544" calcext:value-type="float">
            <text:p>139.9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9464" calcext:value-type="float">
            <text:p>139.9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73304" calcext:value-type="float">
            <text:p>139.97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70256" calcext:value-type="float">
            <text:p>139.97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85496" calcext:value-type="float">
            <text:p>139.98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9464" calcext:value-type="float">
            <text:p>139.9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73304" calcext:value-type="float">
            <text:p>139.97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70256" calcext:value-type="float">
            <text:p>139.97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76352" calcext:value-type="float">
            <text:p>139.97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82448" calcext:value-type="float">
            <text:p>139.98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794" calcext:value-type="float">
            <text:p>139.9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58064" calcext:value-type="float">
            <text:p>139.9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42824" calcext:value-type="float">
            <text:p>139.94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39776" calcext:value-type="float">
            <text:p>139.93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70256" calcext:value-type="float">
            <text:p>139.97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70256" calcext:value-type="float">
            <text:p>139.97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42824" calcext:value-type="float">
            <text:p>139.94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45872" calcext:value-type="float">
            <text:p>139.94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73304" calcext:value-type="float">
            <text:p>139.97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73304" calcext:value-type="float">
            <text:p>139.97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36728" calcext:value-type="float">
            <text:p>139.93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39776" calcext:value-type="float">
            <text:p>139.93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55016" calcext:value-type="float">
            <text:p>139.95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51968" calcext:value-type="float">
            <text:p>139.95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42824" calcext:value-type="float">
            <text:p>139.94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6416" calcext:value-type="float">
            <text:p>139.9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15392" calcext:value-type="float">
            <text:p>139.9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21488" calcext:value-type="float">
            <text:p>139.92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27584" calcext:value-type="float">
            <text:p>139.92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39776" calcext:value-type="float">
            <text:p>139.93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6416" calcext:value-type="float">
            <text:p>139.9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61112" calcext:value-type="float">
            <text:p>139.96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36728" calcext:value-type="float">
            <text:p>139.93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36728" calcext:value-type="float">
            <text:p>139.93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36728" calcext:value-type="float">
            <text:p>139.93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15392" calcext:value-type="float">
            <text:p>139.91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21488" calcext:value-type="float">
            <text:p>139.92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24536" calcext:value-type="float">
            <text:p>139.92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24536" calcext:value-type="float">
            <text:p>139.92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39776" calcext:value-type="float">
            <text:p>139.93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27584" calcext:value-type="float">
            <text:p>139.92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36728" calcext:value-type="float">
            <text:p>139.93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4892" calcext:value-type="float">
            <text:p>139.94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55016" calcext:value-type="float">
            <text:p>139.95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6416" calcext:value-type="float">
            <text:p>139.9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51968" calcext:value-type="float">
            <text:p>139.95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30632" calcext:value-type="float">
            <text:p>139.93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36728" calcext:value-type="float">
            <text:p>139.93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27584" calcext:value-type="float">
            <text:p>139.92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4892" calcext:value-type="float">
            <text:p>139.94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36728" calcext:value-type="float">
            <text:p>139.93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36728" calcext:value-type="float">
            <text:p>139.93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30632" calcext:value-type="float">
            <text:p>139.93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36728" calcext:value-type="float">
            <text:p>139.93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4892" calcext:value-type="float">
            <text:p>139.94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55016" calcext:value-type="float">
            <text:p>139.95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45872" calcext:value-type="float">
            <text:p>139.94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39776" calcext:value-type="float">
            <text:p>139.93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36728" calcext:value-type="float">
            <text:p>139.93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4892" calcext:value-type="float">
            <text:p>139.94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55016" calcext:value-type="float">
            <text:p>139.95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45872" calcext:value-type="float">
            <text:p>139.94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51968" calcext:value-type="float">
            <text:p>139.95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6416" calcext:value-type="float">
            <text:p>139.9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61112" calcext:value-type="float">
            <text:p>139.96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39776" calcext:value-type="float">
            <text:p>139.93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58064" calcext:value-type="float">
            <text:p>139.9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58064" calcext:value-type="float">
            <text:p>139.9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61112" calcext:value-type="float">
            <text:p>139.96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4892" calcext:value-type="float">
            <text:p>139.94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39776" calcext:value-type="float">
            <text:p>139.93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51968" calcext:value-type="float">
            <text:p>139.95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55016" calcext:value-type="float">
            <text:p>139.95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55016" calcext:value-type="float">
            <text:p>139.95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6416" calcext:value-type="float">
            <text:p>139.9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67208" calcext:value-type="float">
            <text:p>139.96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6416" calcext:value-type="float">
            <text:p>139.9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61112" calcext:value-type="float">
            <text:p>139.96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58064" calcext:value-type="float">
            <text:p>139.9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73304" calcext:value-type="float">
            <text:p>139.97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67208" calcext:value-type="float">
            <text:p>139.96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42824" calcext:value-type="float">
            <text:p>139.94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82448" calcext:value-type="float">
            <text:p>139.98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88544" calcext:value-type="float">
            <text:p>139.9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6416" calcext:value-type="float">
            <text:p>139.9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70256" calcext:value-type="float">
            <text:p>139.97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67208" calcext:value-type="float">
            <text:p>139.96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794" calcext:value-type="float">
            <text:p>139.9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82448" calcext:value-type="float">
            <text:p>139.98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88544" calcext:value-type="float">
            <text:p>139.9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9464" calcext:value-type="float">
            <text:p>139.9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88544" calcext:value-type="float">
            <text:p>139.98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0988" calcext:value-type="float">
            <text:p>140.0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794" calcext:value-type="float">
            <text:p>139.97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0988" calcext:value-type="float">
            <text:p>140.0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0988" calcext:value-type="float">
            <text:p>140.0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15976" calcext:value-type="float">
            <text:p>140.01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06832" calcext:value-type="float">
            <text:p>140.0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82448" calcext:value-type="float">
            <text:p>139.98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97688" calcext:value-type="float">
            <text:p>139.99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03784" calcext:value-type="float">
            <text:p>140.00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0988" calcext:value-type="float">
            <text:p>140.00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2512" calcext:value-type="float">
            <text:p>140.0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4036" calcext:value-type="float">
            <text:p>140.04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49504" calcext:value-type="float">
            <text:p>140.04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43408" calcext:value-type="float">
            <text:p>140.04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4036" calcext:value-type="float">
            <text:p>140.04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49504" calcext:value-type="float">
            <text:p>140.04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61696" calcext:value-type="float">
            <text:p>140.06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61696" calcext:value-type="float">
            <text:p>140.06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34264" calcext:value-type="float">
            <text:p>140.03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43408" calcext:value-type="float">
            <text:p>140.04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3032" calcext:value-type="float">
            <text:p>140.08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67792" calcext:value-type="float">
            <text:p>140.06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46456" calcext:value-type="float">
            <text:p>140.04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4036" calcext:value-type="float">
            <text:p>140.04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31216" calcext:value-type="float">
            <text:p>140.03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46456" calcext:value-type="float">
            <text:p>140.04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49504" calcext:value-type="float">
            <text:p>140.04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52552" calcext:value-type="float">
            <text:p>140.05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5-14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58648" calcext:value-type="float">
            <text:p>140.05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61696" calcext:value-type="float">
            <text:p>140.06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67792" calcext:value-type="float">
            <text:p>140.06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6936" calcext:value-type="float">
            <text:p>140.07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9984" calcext:value-type="float">
            <text:p>140.07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3032" calcext:value-type="float">
            <text:p>140.08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3032" calcext:value-type="float">
            <text:p>140.08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61696" calcext:value-type="float">
            <text:p>140.06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2176" calcext:value-type="float">
            <text:p>140.09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5224" calcext:value-type="float">
            <text:p>140.09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3888" calcext:value-type="float">
            <text:p>140.07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9128" calcext:value-type="float">
            <text:p>140.08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9984" calcext:value-type="float">
            <text:p>140.07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43408" calcext:value-type="float">
            <text:p>140.04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608" calcext:value-type="float">
            <text:p>140.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8272" calcext:value-type="float">
            <text:p>140.09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2176" calcext:value-type="float">
            <text:p>140.09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5224" calcext:value-type="float">
            <text:p>140.09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67792" calcext:value-type="float">
            <text:p>140.06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49504" calcext:value-type="float">
            <text:p>140.04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608" calcext:value-type="float">
            <text:p>140.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0132" calcext:value-type="float">
            <text:p>140.10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64744" calcext:value-type="float">
            <text:p>140.06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04368" calcext:value-type="float">
            <text:p>140.10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3512" calcext:value-type="float">
            <text:p>140.11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04368" calcext:value-type="float">
            <text:p>140.10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8272" calcext:value-type="float">
            <text:p>140.09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0132" calcext:value-type="float">
            <text:p>140.10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04368" calcext:value-type="float">
            <text:p>140.10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8272" calcext:value-type="float">
            <text:p>140.09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656" calcext:value-type="float">
            <text:p>140.1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656" calcext:value-type="float">
            <text:p>140.1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9608" calcext:value-type="float">
            <text:p>140.11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3512" calcext:value-type="float">
            <text:p>140.11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9128" calcext:value-type="float">
            <text:p>140.08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9608" calcext:value-type="float">
            <text:p>140.11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3032" calcext:value-type="float">
            <text:p>140.08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0464" calcext:value-type="float">
            <text:p>140.11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3512" calcext:value-type="float">
            <text:p>140.11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2176" calcext:value-type="float">
            <text:p>140.09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8272" calcext:value-type="float">
            <text:p>140.09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3512" calcext:value-type="float">
            <text:p>140.11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3512" calcext:value-type="float">
            <text:p>140.11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22656" calcext:value-type="float">
            <text:p>140.12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50088" calcext:value-type="float">
            <text:p>140.15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50088" calcext:value-type="float">
            <text:p>140.15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9608" calcext:value-type="float">
            <text:p>140.11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25704" calcext:value-type="float">
            <text:p>140.12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37896" calcext:value-type="float">
            <text:p>140.13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9608" calcext:value-type="float">
            <text:p>140.11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8272" calcext:value-type="float">
            <text:p>140.09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22656" calcext:value-type="float">
            <text:p>140.12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318" calcext:value-type="float">
            <text:p>140.13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9608" calcext:value-type="float">
            <text:p>140.11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28752" calcext:value-type="float">
            <text:p>140.12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2176" calcext:value-type="float">
            <text:p>140.09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656" calcext:value-type="float">
            <text:p>140.1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40944" calcext:value-type="float">
            <text:p>140.14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34848" calcext:value-type="float">
            <text:p>140.13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656" calcext:value-type="float">
            <text:p>140.1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5224" calcext:value-type="float">
            <text:p>140.09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07416" calcext:value-type="float">
            <text:p>140.10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25704" calcext:value-type="float">
            <text:p>140.12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37896" calcext:value-type="float">
            <text:p>140.13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34848" calcext:value-type="float">
            <text:p>140.13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656" calcext:value-type="float">
            <text:p>140.1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0132" calcext:value-type="float">
            <text:p>140.10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07416" calcext:value-type="float">
            <text:p>140.10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22656" calcext:value-type="float">
            <text:p>140.12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2176" calcext:value-type="float">
            <text:p>140.09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9608" calcext:value-type="float">
            <text:p>140.11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9608" calcext:value-type="float">
            <text:p>140.11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0132" calcext:value-type="float">
            <text:p>140.10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608" calcext:value-type="float">
            <text:p>140.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22656" calcext:value-type="float">
            <text:p>140.12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9608" calcext:value-type="float">
            <text:p>140.11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04368" calcext:value-type="float">
            <text:p>140.10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084" calcext:value-type="float">
            <text:p>140.07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25704" calcext:value-type="float">
            <text:p>140.12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34848" calcext:value-type="float">
            <text:p>140.13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0464" calcext:value-type="float">
            <text:p>140.11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608" calcext:value-type="float">
            <text:p>140.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9128" calcext:value-type="float">
            <text:p>140.08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9128" calcext:value-type="float">
            <text:p>140.08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3032" calcext:value-type="float">
            <text:p>140.08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0464" calcext:value-type="float">
            <text:p>140.11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656" calcext:value-type="float">
            <text:p>140.1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64744" calcext:value-type="float">
            <text:p>140.06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084" calcext:value-type="float">
            <text:p>140.07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04368" calcext:value-type="float">
            <text:p>140.10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04368" calcext:value-type="float">
            <text:p>140.10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2176" calcext:value-type="float">
            <text:p>140.09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07416" calcext:value-type="float">
            <text:p>140.10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2176" calcext:value-type="float">
            <text:p>140.09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5224" calcext:value-type="float">
            <text:p>140.09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5224" calcext:value-type="float">
            <text:p>140.09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608" calcext:value-type="float">
            <text:p>140.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8272" calcext:value-type="float">
            <text:p>140.09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6936" calcext:value-type="float">
            <text:p>140.07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67792" calcext:value-type="float">
            <text:p>140.06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67792" calcext:value-type="float">
            <text:p>140.06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556" calcext:value-type="float">
            <text:p>140.0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9984" calcext:value-type="float">
            <text:p>140.07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0464" calcext:value-type="float">
            <text:p>140.11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04368" calcext:value-type="float">
            <text:p>140.10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52552" calcext:value-type="float">
            <text:p>140.05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9984" calcext:value-type="float">
            <text:p>140.07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6936" calcext:value-type="float">
            <text:p>140.07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6936" calcext:value-type="float">
            <text:p>140.07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3888" calcext:value-type="float">
            <text:p>140.07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084" calcext:value-type="float">
            <text:p>140.07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6936" calcext:value-type="float">
            <text:p>140.07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6936" calcext:value-type="float">
            <text:p>140.07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3032" calcext:value-type="float">
            <text:p>140.08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61696" calcext:value-type="float">
            <text:p>140.06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0464" calcext:value-type="float">
            <text:p>140.11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04368" calcext:value-type="float">
            <text:p>140.10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64744" calcext:value-type="float">
            <text:p>140.06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6936" calcext:value-type="float">
            <text:p>140.07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3032" calcext:value-type="float">
            <text:p>140.08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9128" calcext:value-type="float">
            <text:p>140.08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084" calcext:value-type="float">
            <text:p>140.07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67792" calcext:value-type="float">
            <text:p>140.06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084" calcext:value-type="float">
            <text:p>140.07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608" calcext:value-type="float">
            <text:p>140.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2176" calcext:value-type="float">
            <text:p>140.09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608" calcext:value-type="float">
            <text:p>140.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3032" calcext:value-type="float">
            <text:p>140.08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2176" calcext:value-type="float">
            <text:p>140.09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5224" calcext:value-type="float">
            <text:p>140.09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2176" calcext:value-type="float">
            <text:p>140.09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6936" calcext:value-type="float">
            <text:p>140.07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52552" calcext:value-type="float">
            <text:p>140.05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1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9984" calcext:value-type="float">
            <text:p>140.07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608" calcext:value-type="float">
            <text:p>140.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3888" calcext:value-type="float">
            <text:p>140.07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9984" calcext:value-type="float">
            <text:p>140.07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8272" calcext:value-type="float">
            <text:p>140.09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2176" calcext:value-type="float">
            <text:p>140.09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49504" calcext:value-type="float">
            <text:p>140.04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084" calcext:value-type="float">
            <text:p>140.07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608" calcext:value-type="float">
            <text:p>140.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28752" calcext:value-type="float">
            <text:p>140.12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58648" calcext:value-type="float">
            <text:p>140.05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9128" calcext:value-type="float">
            <text:p>140.08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3032" calcext:value-type="float">
            <text:p>140.08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3032" calcext:value-type="float">
            <text:p>140.08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5224" calcext:value-type="float">
            <text:p>140.09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67792" calcext:value-type="float">
            <text:p>140.06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3888" calcext:value-type="float">
            <text:p>140.07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6936" calcext:value-type="float">
            <text:p>140.07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3888" calcext:value-type="float">
            <text:p>140.07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8272" calcext:value-type="float">
            <text:p>140.09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2176" calcext:value-type="float">
            <text:p>140.09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9984" calcext:value-type="float">
            <text:p>140.07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2176" calcext:value-type="float">
            <text:p>140.09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3888" calcext:value-type="float">
            <text:p>140.07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9984" calcext:value-type="float">
            <text:p>140.07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2176" calcext:value-type="float">
            <text:p>140.09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608" calcext:value-type="float">
            <text:p>140.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8272" calcext:value-type="float">
            <text:p>140.09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0132" calcext:value-type="float">
            <text:p>140.10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6936" calcext:value-type="float">
            <text:p>140.07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656" calcext:value-type="float">
            <text:p>140.1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0464" calcext:value-type="float">
            <text:p>140.11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58648" calcext:value-type="float">
            <text:p>140.05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9608" calcext:value-type="float">
            <text:p>140.11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07416" calcext:value-type="float">
            <text:p>140.10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608" calcext:value-type="float">
            <text:p>140.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9128" calcext:value-type="float">
            <text:p>140.08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084" calcext:value-type="float">
            <text:p>140.07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61696" calcext:value-type="float">
            <text:p>140.06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46456" calcext:value-type="float">
            <text:p>140.04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608" calcext:value-type="float">
            <text:p>140.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9128" calcext:value-type="float">
            <text:p>140.08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0464" calcext:value-type="float">
            <text:p>140.11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8272" calcext:value-type="float">
            <text:p>140.09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4036" calcext:value-type="float">
            <text:p>140.04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6936" calcext:value-type="float">
            <text:p>140.07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5224" calcext:value-type="float">
            <text:p>140.09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084" calcext:value-type="float">
            <text:p>140.07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67792" calcext:value-type="float">
            <text:p>140.06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43408" calcext:value-type="float">
            <text:p>140.04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084" calcext:value-type="float">
            <text:p>140.07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084" calcext:value-type="float">
            <text:p>140.07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46456" calcext:value-type="float">
            <text:p>140.04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084" calcext:value-type="float">
            <text:p>140.07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084" calcext:value-type="float">
            <text:p>140.07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2512" calcext:value-type="float">
            <text:p>140.0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31216" calcext:value-type="float">
            <text:p>140.03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608" calcext:value-type="float">
            <text:p>140.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2176" calcext:value-type="float">
            <text:p>140.09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46456" calcext:value-type="float">
            <text:p>140.04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084" calcext:value-type="float">
            <text:p>140.07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5224" calcext:value-type="float">
            <text:p>140.09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07416" calcext:value-type="float">
            <text:p>140.10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64744" calcext:value-type="float">
            <text:p>140.06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67792" calcext:value-type="float">
            <text:p>140.06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6936" calcext:value-type="float">
            <text:p>140.07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0-27 16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43408" calcext:value-type="float">
            <text:p>140.04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3032" calcext:value-type="float">
            <text:p>140.08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04368" calcext:value-type="float">
            <text:p>140.10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0132" calcext:value-type="float">
            <text:p>140.10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0464" calcext:value-type="float">
            <text:p>140.11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3512" calcext:value-type="float">
            <text:p>140.11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67792" calcext:value-type="float">
            <text:p>140.06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9984" calcext:value-type="float">
            <text:p>140.07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67792" calcext:value-type="float">
            <text:p>140.06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2176" calcext:value-type="float">
            <text:p>140.09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8272" calcext:value-type="float">
            <text:p>140.09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2176" calcext:value-type="float">
            <text:p>140.09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0132" calcext:value-type="float">
            <text:p>140.10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04368" calcext:value-type="float">
            <text:p>140.10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0132" calcext:value-type="float">
            <text:p>140.10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2176" calcext:value-type="float">
            <text:p>140.09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5224" calcext:value-type="float">
            <text:p>140.09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084" calcext:value-type="float">
            <text:p>140.07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3888" calcext:value-type="float">
            <text:p>140.07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67792" calcext:value-type="float">
            <text:p>140.06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5224" calcext:value-type="float">
            <text:p>140.09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67792" calcext:value-type="float">
            <text:p>140.06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9984" calcext:value-type="float">
            <text:p>140.07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67792" calcext:value-type="float">
            <text:p>140.06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6936" calcext:value-type="float">
            <text:p>140.07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3888" calcext:value-type="float">
            <text:p>140.07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0132" calcext:value-type="float">
            <text:p>140.10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0132" calcext:value-type="float">
            <text:p>140.10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64744" calcext:value-type="float">
            <text:p>140.06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5224" calcext:value-type="float">
            <text:p>140.09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8272" calcext:value-type="float">
            <text:p>140.09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67792" calcext:value-type="float">
            <text:p>140.06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084" calcext:value-type="float">
            <text:p>140.07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58648" calcext:value-type="float">
            <text:p>140.05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67792" calcext:value-type="float">
            <text:p>140.06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61696" calcext:value-type="float">
            <text:p>140.06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3888" calcext:value-type="float">
            <text:p>140.07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3888" calcext:value-type="float">
            <text:p>140.07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556" calcext:value-type="float">
            <text:p>140.0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9984" calcext:value-type="float">
            <text:p>140.07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608" calcext:value-type="float">
            <text:p>140.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0132" calcext:value-type="float">
            <text:p>140.10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9984" calcext:value-type="float">
            <text:p>140.07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6936" calcext:value-type="float">
            <text:p>140.07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9128" calcext:value-type="float">
            <text:p>140.08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6936" calcext:value-type="float">
            <text:p>140.07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61696" calcext:value-type="float">
            <text:p>140.06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9128" calcext:value-type="float">
            <text:p>140.08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5224" calcext:value-type="float">
            <text:p>140.09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656" calcext:value-type="float">
            <text:p>140.1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3512" calcext:value-type="float">
            <text:p>140.11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9984" calcext:value-type="float">
            <text:p>140.07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6936" calcext:value-type="float">
            <text:p>140.07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2176" calcext:value-type="float">
            <text:p>140.09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0132" calcext:value-type="float">
            <text:p>140.10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2176" calcext:value-type="float">
            <text:p>140.09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3888" calcext:value-type="float">
            <text:p>140.07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3032" calcext:value-type="float">
            <text:p>140.08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2176" calcext:value-type="float">
            <text:p>140.09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084" calcext:value-type="float">
            <text:p>140.07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608" calcext:value-type="float">
            <text:p>140.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64744" calcext:value-type="float">
            <text:p>140.06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67792" calcext:value-type="float">
            <text:p>140.06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556" calcext:value-type="float">
            <text:p>140.0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3888" calcext:value-type="float">
            <text:p>140.07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64744" calcext:value-type="float">
            <text:p>140.06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64744" calcext:value-type="float">
            <text:p>140.06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67792" calcext:value-type="float">
            <text:p>140.06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556" calcext:value-type="float">
            <text:p>140.0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64744" calcext:value-type="float">
            <text:p>140.06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3888" calcext:value-type="float">
            <text:p>140.07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5224" calcext:value-type="float">
            <text:p>140.09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5224" calcext:value-type="float">
            <text:p>140.09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9984" calcext:value-type="float">
            <text:p>140.07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5224" calcext:value-type="float">
            <text:p>140.09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67792" calcext:value-type="float">
            <text:p>140.06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084" calcext:value-type="float">
            <text:p>140.07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67792" calcext:value-type="float">
            <text:p>140.06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608" calcext:value-type="float">
            <text:p>140.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608" calcext:value-type="float">
            <text:p>140.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608" calcext:value-type="float">
            <text:p>140.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084" calcext:value-type="float">
            <text:p>140.07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67792" calcext:value-type="float">
            <text:p>140.06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6936" calcext:value-type="float">
            <text:p>140.07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6936" calcext:value-type="float">
            <text:p>140.07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3032" calcext:value-type="float">
            <text:p>140.08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9128" calcext:value-type="float">
            <text:p>140.08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2176" calcext:value-type="float">
            <text:p>140.09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9128" calcext:value-type="float">
            <text:p>140.08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0132" calcext:value-type="float">
            <text:p>140.10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5224" calcext:value-type="float">
            <text:p>140.09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084" calcext:value-type="float">
            <text:p>140.07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2176" calcext:value-type="float">
            <text:p>140.09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07416" calcext:value-type="float">
            <text:p>140.10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2176" calcext:value-type="float">
            <text:p>140.09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3032" calcext:value-type="float">
            <text:p>140.08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084" calcext:value-type="float">
            <text:p>140.07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6936" calcext:value-type="float">
            <text:p>140.07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608" calcext:value-type="float">
            <text:p>140.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2176" calcext:value-type="float">
            <text:p>140.09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8272" calcext:value-type="float">
            <text:p>140.09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2176" calcext:value-type="float">
            <text:p>140.09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64744" calcext:value-type="float">
            <text:p>140.06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3032" calcext:value-type="float">
            <text:p>140.08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9128" calcext:value-type="float">
            <text:p>140.08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8272" calcext:value-type="float">
            <text:p>140.09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9984" calcext:value-type="float">
            <text:p>140.07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6936" calcext:value-type="float">
            <text:p>140.07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04368" calcext:value-type="float">
            <text:p>140.10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0132" calcext:value-type="float">
            <text:p>140.10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5224" calcext:value-type="float">
            <text:p>140.09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608" calcext:value-type="float">
            <text:p>140.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084" calcext:value-type="float">
            <text:p>140.07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2176" calcext:value-type="float">
            <text:p>140.09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04368" calcext:value-type="float">
            <text:p>140.10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3032" calcext:value-type="float">
            <text:p>140.08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2176" calcext:value-type="float">
            <text:p>140.09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2176" calcext:value-type="float">
            <text:p>140.09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9984" calcext:value-type="float">
            <text:p>140.07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6936" calcext:value-type="float">
            <text:p>140.07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52552" calcext:value-type="float">
            <text:p>140.05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52552" calcext:value-type="float">
            <text:p>140.05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52552" calcext:value-type="float">
            <text:p>140.05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3032" calcext:value-type="float">
            <text:p>140.08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6-25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64744" calcext:value-type="float">
            <text:p>140.06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084" calcext:value-type="float">
            <text:p>140.07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608" calcext:value-type="float">
            <text:p>140.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9128" calcext:value-type="float">
            <text:p>140.08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3032" calcext:value-type="float">
            <text:p>140.08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084" calcext:value-type="float">
            <text:p>140.07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8272" calcext:value-type="float">
            <text:p>140.09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04368" calcext:value-type="float">
            <text:p>140.10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0132" calcext:value-type="float">
            <text:p>140.10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6936" calcext:value-type="float">
            <text:p>140.07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07416" calcext:value-type="float">
            <text:p>140.10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9984" calcext:value-type="float">
            <text:p>140.07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3032" calcext:value-type="float">
            <text:p>140.08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07416" calcext:value-type="float">
            <text:p>140.10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656" calcext:value-type="float">
            <text:p>140.1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3512" calcext:value-type="float">
            <text:p>140.11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0464" calcext:value-type="float">
            <text:p>140.11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3512" calcext:value-type="float">
            <text:p>140.11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3032" calcext:value-type="float">
            <text:p>140.08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3032" calcext:value-type="float">
            <text:p>140.08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9608" calcext:value-type="float">
            <text:p>140.11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656" calcext:value-type="float">
            <text:p>140.1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07416" calcext:value-type="float">
            <text:p>140.10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318" calcext:value-type="float">
            <text:p>140.13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0464" calcext:value-type="float">
            <text:p>140.11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07416" calcext:value-type="float">
            <text:p>140.10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318" calcext:value-type="float">
            <text:p>140.13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318" calcext:value-type="float">
            <text:p>140.13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56184" calcext:value-type="float">
            <text:p>140.15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43992" calcext:value-type="float">
            <text:p>140.14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28752" calcext:value-type="float">
            <text:p>140.12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43992" calcext:value-type="float">
            <text:p>140.14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43992" calcext:value-type="float">
            <text:p>140.14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50088" calcext:value-type="float">
            <text:p>140.15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28752" calcext:value-type="float">
            <text:p>140.12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318" calcext:value-type="float">
            <text:p>140.13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50088" calcext:value-type="float">
            <text:p>140.15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34848" calcext:value-type="float">
            <text:p>140.13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43992" calcext:value-type="float">
            <text:p>140.14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56184" calcext:value-type="float">
            <text:p>140.15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65328" calcext:value-type="float">
            <text:p>140.16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56184" calcext:value-type="float">
            <text:p>140.15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56184" calcext:value-type="float">
            <text:p>140.15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4704" calcext:value-type="float">
            <text:p>140.1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40944" calcext:value-type="float">
            <text:p>140.14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68376" calcext:value-type="float">
            <text:p>140.16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86664" calcext:value-type="float">
            <text:p>140.18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86664" calcext:value-type="float">
            <text:p>140.18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11048" calcext:value-type="float">
            <text:p>140.21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2324" calcext:value-type="float">
            <text:p>140.22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98856" calcext:value-type="float">
            <text:p>140.19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01904" calcext:value-type="float">
            <text:p>140.20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86664" calcext:value-type="float">
            <text:p>140.18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56184" calcext:value-type="float">
            <text:p>140.15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83616" calcext:value-type="float">
            <text:p>140.18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83616" calcext:value-type="float">
            <text:p>140.18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56184" calcext:value-type="float">
            <text:p>140.15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95808" calcext:value-type="float">
            <text:p>140.19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95808" calcext:value-type="float">
            <text:p>140.19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65328" calcext:value-type="float">
            <text:p>140.16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68376" calcext:value-type="float">
            <text:p>140.16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89712" calcext:value-type="float">
            <text:p>140.18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89712" calcext:value-type="float">
            <text:p>140.18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71424" calcext:value-type="float">
            <text:p>140.17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6228" calcext:value-type="float">
            <text:p>140.16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74472" calcext:value-type="float">
            <text:p>140.17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7752" calcext:value-type="float">
            <text:p>140.1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80568" calcext:value-type="float">
            <text:p>140.18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80568" calcext:value-type="float">
            <text:p>140.18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7752" calcext:value-type="float">
            <text:p>140.1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01904" calcext:value-type="float">
            <text:p>140.20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11048" calcext:value-type="float">
            <text:p>140.21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9276" calcext:value-type="float">
            <text:p>140.19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01904" calcext:value-type="float">
            <text:p>140.20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04952" calcext:value-type="float">
            <text:p>140.20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9276" calcext:value-type="float">
            <text:p>140.19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71424" calcext:value-type="float">
            <text:p>140.17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04952" calcext:value-type="float">
            <text:p>140.20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29336" calcext:value-type="float">
            <text:p>140.22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83616" calcext:value-type="float">
            <text:p>140.18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80568" calcext:value-type="float">
            <text:p>140.18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71424" calcext:value-type="float">
            <text:p>140.17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80568" calcext:value-type="float">
            <text:p>140.18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11048" calcext:value-type="float">
            <text:p>140.21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20192" calcext:value-type="float">
            <text:p>140.22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04952" calcext:value-type="float">
            <text:p>140.20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74472" calcext:value-type="float">
            <text:p>140.17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89712" calcext:value-type="float">
            <text:p>140.18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98856" calcext:value-type="float">
            <text:p>140.19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95808" calcext:value-type="float">
            <text:p>140.19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80568" calcext:value-type="float">
            <text:p>140.18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7752" calcext:value-type="float">
            <text:p>140.1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80568" calcext:value-type="float">
            <text:p>140.18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7752" calcext:value-type="float">
            <text:p>140.1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89712" calcext:value-type="float">
            <text:p>140.18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95808" calcext:value-type="float">
            <text:p>140.19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83616" calcext:value-type="float">
            <text:p>140.18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5372" calcext:value-type="float">
            <text:p>140.25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5372" calcext:value-type="float">
            <text:p>140.25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7752" calcext:value-type="float">
            <text:p>140.1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80568" calcext:value-type="float">
            <text:p>140.18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01904" calcext:value-type="float">
            <text:p>140.20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9276" calcext:value-type="float">
            <text:p>140.19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01904" calcext:value-type="float">
            <text:p>140.20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95808" calcext:value-type="float">
            <text:p>140.19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01904" calcext:value-type="float">
            <text:p>140.20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53136" calcext:value-type="float">
            <text:p>140.15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83616" calcext:value-type="float">
            <text:p>140.18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86664" calcext:value-type="float">
            <text:p>140.18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95808" calcext:value-type="float">
            <text:p>140.19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43992" calcext:value-type="float">
            <text:p>140.14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74472" calcext:value-type="float">
            <text:p>140.17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26288" calcext:value-type="float">
            <text:p>140.22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14096" calcext:value-type="float">
            <text:p>140.21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7752" calcext:value-type="float">
            <text:p>140.1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4704" calcext:value-type="float">
            <text:p>140.1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6228" calcext:value-type="float">
            <text:p>140.16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28752" calcext:value-type="float">
            <text:p>140.12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65328" calcext:value-type="float">
            <text:p>140.16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65328" calcext:value-type="float">
            <text:p>140.16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71424" calcext:value-type="float">
            <text:p>140.17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14096" calcext:value-type="float">
            <text:p>140.21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68376" calcext:value-type="float">
            <text:p>140.16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43992" calcext:value-type="float">
            <text:p>140.14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318" calcext:value-type="float">
            <text:p>140.13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37896" calcext:value-type="float">
            <text:p>140.13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68376" calcext:value-type="float">
            <text:p>140.16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7752" calcext:value-type="float">
            <text:p>140.1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6228" calcext:value-type="float">
            <text:p>140.16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59232" calcext:value-type="float">
            <text:p>140.15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3512" calcext:value-type="float">
            <text:p>140.11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34848" calcext:value-type="float">
            <text:p>140.13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318" calcext:value-type="float">
            <text:p>140.13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37896" calcext:value-type="float">
            <text:p>140.13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59232" calcext:value-type="float">
            <text:p>140.15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43992" calcext:value-type="float">
            <text:p>140.14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50088" calcext:value-type="float">
            <text:p>140.15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65328" calcext:value-type="float">
            <text:p>140.16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34848" calcext:value-type="float">
            <text:p>140.13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25704" calcext:value-type="float">
            <text:p>140.12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8272" calcext:value-type="float">
            <text:p>140.09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8608" calcext:value-type="float">
            <text:p>140.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40944" calcext:value-type="float">
            <text:p>140.14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318" calcext:value-type="float">
            <text:p>140.13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0132" calcext:value-type="float">
            <text:p>140.10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04368" calcext:value-type="float">
            <text:p>140.10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9608" calcext:value-type="float">
            <text:p>140.11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28752" calcext:value-type="float">
            <text:p>140.12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656" calcext:value-type="float">
            <text:p>140.1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656" calcext:value-type="float">
            <text:p>140.1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9608" calcext:value-type="float">
            <text:p>140.11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3512" calcext:value-type="float">
            <text:p>140.11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656" calcext:value-type="float">
            <text:p>140.1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656" calcext:value-type="float">
            <text:p>140.1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318" calcext:value-type="float">
            <text:p>140.13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318" calcext:value-type="float">
            <text:p>140.13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5224" calcext:value-type="float">
            <text:p>140.09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43992" calcext:value-type="float">
            <text:p>140.14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6228" calcext:value-type="float">
            <text:p>140.16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68376" calcext:value-type="float">
            <text:p>140.16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65328" calcext:value-type="float">
            <text:p>140.16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68376" calcext:value-type="float">
            <text:p>140.16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9276" calcext:value-type="float">
            <text:p>140.19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50088" calcext:value-type="float">
            <text:p>140.15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50088" calcext:value-type="float">
            <text:p>140.15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9608" calcext:value-type="float">
            <text:p>140.11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656" calcext:value-type="float">
            <text:p>140.1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86664" calcext:value-type="float">
            <text:p>140.18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43992" calcext:value-type="float">
            <text:p>140.14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9608" calcext:value-type="float">
            <text:p>140.11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50088" calcext:value-type="float">
            <text:p>140.15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50088" calcext:value-type="float">
            <text:p>140.15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01904" calcext:value-type="float">
            <text:p>140.20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71424" calcext:value-type="float">
            <text:p>140.17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71424" calcext:value-type="float">
            <text:p>140.17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59232" calcext:value-type="float">
            <text:p>140.15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20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0464" calcext:value-type="float">
            <text:p>140.11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43992" calcext:value-type="float">
            <text:p>140.14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68376" calcext:value-type="float">
            <text:p>140.16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50088" calcext:value-type="float">
            <text:p>140.15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50088" calcext:value-type="float">
            <text:p>140.15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53136" calcext:value-type="float">
            <text:p>140.15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80568" calcext:value-type="float">
            <text:p>140.18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6228" calcext:value-type="float">
            <text:p>140.16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4704" calcext:value-type="float">
            <text:p>140.1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50088" calcext:value-type="float">
            <text:p>140.15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59232" calcext:value-type="float">
            <text:p>140.15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65328" calcext:value-type="float">
            <text:p>140.16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83616" calcext:value-type="float">
            <text:p>140.18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83616" calcext:value-type="float">
            <text:p>140.18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65328" calcext:value-type="float">
            <text:p>140.16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89712" calcext:value-type="float">
            <text:p>140.18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01904" calcext:value-type="float">
            <text:p>140.20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83616" calcext:value-type="float">
            <text:p>140.18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68376" calcext:value-type="float">
            <text:p>140.16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80568" calcext:value-type="float">
            <text:p>140.18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80568" calcext:value-type="float">
            <text:p>140.18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98856" calcext:value-type="float">
            <text:p>140.19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08" calcext:value-type="float">
            <text:p>140.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08" calcext:value-type="float">
            <text:p>140.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01904" calcext:value-type="float">
            <text:p>140.20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80568" calcext:value-type="float">
            <text:p>140.18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2324" calcext:value-type="float">
            <text:p>140.22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3848" calcext:value-type="float">
            <text:p>140.2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95808" calcext:value-type="float">
            <text:p>140.19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98856" calcext:value-type="float">
            <text:p>140.19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04952" calcext:value-type="float">
            <text:p>140.20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3848" calcext:value-type="float">
            <text:p>140.2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3848" calcext:value-type="float">
            <text:p>140.2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98856" calcext:value-type="float">
            <text:p>140.19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17144" calcext:value-type="float">
            <text:p>140.21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3848" calcext:value-type="float">
            <text:p>140.2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2324" calcext:value-type="float">
            <text:p>140.22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98856" calcext:value-type="float">
            <text:p>140.19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95808" calcext:value-type="float">
            <text:p>140.19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11048" calcext:value-type="float">
            <text:p>140.21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17144" calcext:value-type="float">
            <text:p>140.21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41528" calcext:value-type="float">
            <text:p>140.24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50672" calcext:value-type="float">
            <text:p>140.25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08" calcext:value-type="float">
            <text:p>140.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17144" calcext:value-type="float">
            <text:p>140.21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41528" calcext:value-type="float">
            <text:p>140.24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50672" calcext:value-type="float">
            <text:p>140.25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26288" calcext:value-type="float">
            <text:p>140.22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56768" calcext:value-type="float">
            <text:p>140.25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56768" calcext:value-type="float">
            <text:p>140.25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2324" calcext:value-type="float">
            <text:p>140.22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08584" calcext:value-type="float">
            <text:p>140.30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08584" calcext:value-type="float">
            <text:p>140.30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41528" calcext:value-type="float">
            <text:p>140.24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41528" calcext:value-type="float">
            <text:p>140.24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6896" calcext:value-type="float">
            <text:p>140.2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9944" calcext:value-type="float">
            <text:p>140.2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5372" calcext:value-type="float">
            <text:p>140.25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65912" calcext:value-type="float">
            <text:p>140.26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50672" calcext:value-type="float">
            <text:p>140.25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65912" calcext:value-type="float">
            <text:p>140.26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87248" calcext:value-type="float">
            <text:p>140.28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59816" calcext:value-type="float">
            <text:p>140.25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81152" calcext:value-type="float">
            <text:p>140.28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96392" calcext:value-type="float">
            <text:p>140.29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75056" calcext:value-type="float">
            <text:p>140.27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93344" calcext:value-type="float">
            <text:p>140.29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90296" calcext:value-type="float">
            <text:p>140.29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78104" calcext:value-type="float">
            <text:p>140.27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17728" calcext:value-type="float">
            <text:p>140.31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23824" calcext:value-type="float">
            <text:p>140.32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87248" calcext:value-type="float">
            <text:p>140.28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93344" calcext:value-type="float">
            <text:p>140.29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93344" calcext:value-type="float">
            <text:p>140.29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78104" calcext:value-type="float">
            <text:p>140.27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81152" calcext:value-type="float">
            <text:p>140.28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59816" calcext:value-type="float">
            <text:p>140.25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93344" calcext:value-type="float">
            <text:p>140.29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26872" calcext:value-type="float">
            <text:p>140.32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23824" calcext:value-type="float">
            <text:p>140.32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93344" calcext:value-type="float">
            <text:p>140.29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90296" calcext:value-type="float">
            <text:p>140.29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1468" calcext:value-type="float">
            <text:p>140.31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36016" calcext:value-type="float">
            <text:p>140.33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32968" calcext:value-type="float">
            <text:p>140.33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78104" calcext:value-type="float">
            <text:p>140.27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20776" calcext:value-type="float">
            <text:p>140.32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48208" calcext:value-type="float">
            <text:p>140.34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39064" calcext:value-type="float">
            <text:p>140.33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17728" calcext:value-type="float">
            <text:p>140.31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48208" calcext:value-type="float">
            <text:p>140.34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48208" calcext:value-type="float">
            <text:p>140.34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4516" calcext:value-type="float">
            <text:p>140.3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48208" calcext:value-type="float">
            <text:p>140.34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08584" calcext:value-type="float">
            <text:p>140.30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42112" calcext:value-type="float">
            <text:p>140.34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51256" calcext:value-type="float">
            <text:p>140.35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42112" calcext:value-type="float">
            <text:p>140.34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604" calcext:value-type="float">
            <text:p>140.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4516" calcext:value-type="float">
            <text:p>140.3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51256" calcext:value-type="float">
            <text:p>140.35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57352" calcext:value-type="float">
            <text:p>140.35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69544" calcext:value-type="float">
            <text:p>140.36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57352" calcext:value-type="float">
            <text:p>140.35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54304" calcext:value-type="float">
            <text:p>140.35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81736" calcext:value-type="float">
            <text:p>140.38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66496" calcext:value-type="float">
            <text:p>140.36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57352" calcext:value-type="float">
            <text:p>140.35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69544" calcext:value-type="float">
            <text:p>140.36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7564" calcext:value-type="float">
            <text:p>140.37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96976" calcext:value-type="float">
            <text:p>140.39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3072" calcext:value-type="float">
            <text:p>140.40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93928" calcext:value-type="float">
            <text:p>140.39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0024" calcext:value-type="float">
            <text:p>140.40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0024" calcext:value-type="float">
            <text:p>140.40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96976" calcext:value-type="float">
            <text:p>140.39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03072" calcext:value-type="float">
            <text:p>140.40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2136" calcext:value-type="float">
            <text:p>140.4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27456" calcext:value-type="float">
            <text:p>140.42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15264" calcext:value-type="float">
            <text:p>140.41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42696" calcext:value-type="float">
            <text:p>140.44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18312" calcext:value-type="float">
            <text:p>140.41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24408" calcext:value-type="float">
            <text:p>140.42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33552" calcext:value-type="float">
            <text:p>140.43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48792" calcext:value-type="float">
            <text:p>140.44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5184" calcext:value-type="float">
            <text:p>140.4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45744" calcext:value-type="float">
            <text:p>140.44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60984" calcext:value-type="float">
            <text:p>140.46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60984" calcext:value-type="float">
            <text:p>140.46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5184" calcext:value-type="float">
            <text:p>140.4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48792" calcext:value-type="float">
            <text:p>140.44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60984" calcext:value-type="float">
            <text:p>140.46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5184" calcext:value-type="float">
            <text:p>140.4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85368" calcext:value-type="float">
            <text:p>140.48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91464" calcext:value-type="float">
            <text:p>140.49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8232" calcext:value-type="float">
            <text:p>140.4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85368" calcext:value-type="float">
            <text:p>140.48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94512" calcext:value-type="float">
            <text:p>140.49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85368" calcext:value-type="float">
            <text:p>140.48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00608" calcext:value-type="float">
            <text:p>140.50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24992" calcext:value-type="float">
            <text:p>140.52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2804" calcext:value-type="float">
            <text:p>140.52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18896" calcext:value-type="float">
            <text:p>140.51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2804" calcext:value-type="float">
            <text:p>140.52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24992" calcext:value-type="float">
            <text:p>140.52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18896" calcext:value-type="float">
            <text:p>140.51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31088" calcext:value-type="float">
            <text:p>140.53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31088" calcext:value-type="float">
            <text:p>140.53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34136" calcext:value-type="float">
            <text:p>140.53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55472" calcext:value-type="float">
            <text:p>140.55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52424" calcext:value-type="float">
            <text:p>140.55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61568" calcext:value-type="float">
            <text:p>140.56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64616" calcext:value-type="float">
            <text:p>140.56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76808" calcext:value-type="float">
            <text:p>140.57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85952" calcext:value-type="float">
            <text:p>140.58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70712" calcext:value-type="float">
            <text:p>140.57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95096" calcext:value-type="float">
            <text:p>140.59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95096" calcext:value-type="float">
            <text:p>140.59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92048" calcext:value-type="float">
            <text:p>140.59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0424" calcext:value-type="float">
            <text:p>140.6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07288" calcext:value-type="float">
            <text:p>140.60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98144" calcext:value-type="float">
            <text:p>140.59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22528" calcext:value-type="float">
            <text:p>140.62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4996" calcext:value-type="float">
            <text:p>140.64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53008" calcext:value-type="float">
            <text:p>140.65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4996" calcext:value-type="float">
            <text:p>140.64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3472" calcext:value-type="float">
            <text:p>140.6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1948" calcext:value-type="float">
            <text:p>140.61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40816" calcext:value-type="float">
            <text:p>140.64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4996" calcext:value-type="float">
            <text:p>140.64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68248" calcext:value-type="float">
            <text:p>140.66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68248" calcext:value-type="float">
            <text:p>140.66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77392" calcext:value-type="float">
            <text:p>140.67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8044" calcext:value-type="float">
            <text:p>140.68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89584" calcext:value-type="float">
            <text:p>140.68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23112" calcext:value-type="float">
            <text:p>140.72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20064" calcext:value-type="float">
            <text:p>140.72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83488" calcext:value-type="float">
            <text:p>140.68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98728" calcext:value-type="float">
            <text:p>140.69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35304" calcext:value-type="float">
            <text:p>140.73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35304" calcext:value-type="float">
            <text:p>140.73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32256" calcext:value-type="float">
            <text:p>140.73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29208" calcext:value-type="float">
            <text:p>140.72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23112" calcext:value-type="float">
            <text:p>140.72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414" calcext:value-type="float">
            <text:p>140.74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5664" calcext:value-type="float">
            <text:p>140.7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5664" calcext:value-type="float">
            <text:p>140.7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59688" calcext:value-type="float">
            <text:p>140.75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7188" calcext:value-type="float">
            <text:p>140.77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7188" calcext:value-type="float">
            <text:p>140.77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77976" calcext:value-type="float">
            <text:p>140.77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68832" calcext:value-type="float">
            <text:p>140.76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8712" calcext:value-type="float">
            <text:p>140.7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99312" calcext:value-type="float">
            <text:p>140.79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05408" calcext:value-type="float">
            <text:p>140.80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93216" calcext:value-type="float">
            <text:p>140.79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93216" calcext:value-type="float">
            <text:p>140.79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176" calcext:value-type="float">
            <text:p>140.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3284" calcext:value-type="float">
            <text:p>140.83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29792" calcext:value-type="float">
            <text:p>140.82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38936" calcext:value-type="float">
            <text:p>140.83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26744" calcext:value-type="float">
            <text:p>140.82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35888" calcext:value-type="float">
            <text:p>140.83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66368" calcext:value-type="float">
            <text:p>140.86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75512" calcext:value-type="float">
            <text:p>140.87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99896" calcext:value-type="float">
            <text:p>140.89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27328" calcext:value-type="float">
            <text:p>140.92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33424" calcext:value-type="float">
            <text:p>140.93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6332" calcext:value-type="float">
            <text:p>140.86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87704" calcext:value-type="float">
            <text:p>140.88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05992" calcext:value-type="float">
            <text:p>140.90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0904" calcext:value-type="float">
            <text:p>140.9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02944" calcext:value-type="float">
            <text:p>140.90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18184" calcext:value-type="float">
            <text:p>140.91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3952" calcext:value-type="float">
            <text:p>140.9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42568" calcext:value-type="float">
            <text:p>140.94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42568" calcext:value-type="float">
            <text:p>140.94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45616" calcext:value-type="float">
            <text:p>140.94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51712" calcext:value-type="float">
            <text:p>140.95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45616" calcext:value-type="float">
            <text:p>140.94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57808" calcext:value-type="float">
            <text:p>140.95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76096" calcext:value-type="float">
            <text:p>140.97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66952" calcext:value-type="float">
            <text:p>140.96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03528" calcext:value-type="float">
            <text:p>141.00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03528" calcext:value-type="float">
            <text:p>141.00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5476" calcext:value-type="float">
            <text:p>140.95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8524" calcext:value-type="float">
            <text:p>140.98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97432" calcext:value-type="float">
            <text:p>140.99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94384" calcext:value-type="float">
            <text:p>140.99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60856" calcext:value-type="float">
            <text:p>140.96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88288" calcext:value-type="float">
            <text:p>140.98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8524" calcext:value-type="float">
            <text:p>140.98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0048" calcext:value-type="float">
            <text:p>141.0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94384" calcext:value-type="float">
            <text:p>140.99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91336" calcext:value-type="float">
            <text:p>140.99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0048" calcext:value-type="float">
            <text:p>141.0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12672" calcext:value-type="float">
            <text:p>141.01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24864" calcext:value-type="float">
            <text:p>141.02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3096" calcext:value-type="float">
            <text:p>141.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27912" calcext:value-type="float">
            <text:p>141.02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37056" calcext:value-type="float">
            <text:p>141.03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34008" calcext:value-type="float">
            <text:p>141.03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18768" calcext:value-type="float">
            <text:p>141.01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3096" calcext:value-type="float">
            <text:p>141.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3096" calcext:value-type="float">
            <text:p>141.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43152" calcext:value-type="float">
            <text:p>141.04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40104" calcext:value-type="float">
            <text:p>141.04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70584" calcext:value-type="float">
            <text:p>141.07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64488" calcext:value-type="float">
            <text:p>141.06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462" calcext:value-type="float">
            <text:p>141.04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49248" calcext:value-type="float">
            <text:p>141.04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4-25 19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55344" calcext:value-type="float">
            <text:p>141.05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58392" calcext:value-type="float">
            <text:p>141.05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58392" calcext:value-type="float">
            <text:p>141.05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88872" calcext:value-type="float">
            <text:p>141.08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94968" calcext:value-type="float">
            <text:p>141.09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49248" calcext:value-type="float">
            <text:p>141.04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73632" calcext:value-type="float">
            <text:p>141.07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88872" calcext:value-type="float">
            <text:p>141.08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7668" calcext:value-type="float">
            <text:p>141.07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67536" calcext:value-type="float">
            <text:p>141.06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73632" calcext:value-type="float">
            <text:p>141.07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52296" calcext:value-type="float">
            <text:p>141.05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94968" calcext:value-type="float">
            <text:p>141.09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94968" calcext:value-type="float">
            <text:p>141.09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7668" calcext:value-type="float">
            <text:p>141.07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94968" calcext:value-type="float">
            <text:p>141.09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88872" calcext:value-type="float">
            <text:p>141.08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16304" calcext:value-type="float">
            <text:p>141.11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31544" calcext:value-type="float">
            <text:p>141.13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0716" calcext:value-type="float">
            <text:p>141.10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98016" calcext:value-type="float">
            <text:p>141.09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19352" calcext:value-type="float">
            <text:p>141.11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224" calcext:value-type="float">
            <text:p>141.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224" calcext:value-type="float">
            <text:p>141.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31544" calcext:value-type="float">
            <text:p>141.13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46784" calcext:value-type="float">
            <text:p>141.14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71168" calcext:value-type="float">
            <text:p>141.17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6812" calcext:value-type="float">
            <text:p>141.16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65072" calcext:value-type="float">
            <text:p>141.16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55928" calcext:value-type="float">
            <text:p>141.15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55928" calcext:value-type="float">
            <text:p>141.15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80312" calcext:value-type="float">
            <text:p>141.18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86408" calcext:value-type="float">
            <text:p>141.18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62024" calcext:value-type="float">
            <text:p>141.16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74216" calcext:value-type="float">
            <text:p>141.17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80312" calcext:value-type="float">
            <text:p>141.18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86408" calcext:value-type="float">
            <text:p>141.18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92504" calcext:value-type="float">
            <text:p>141.19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01648" calcext:value-type="float">
            <text:p>141.20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07744" calcext:value-type="float">
            <text:p>141.20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10792" calcext:value-type="float">
            <text:p>141.21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19936" calcext:value-type="float">
            <text:p>141.21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35176" calcext:value-type="float">
            <text:p>141.23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8336" calcext:value-type="float">
            <text:p>141.1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5288" calcext:value-type="float">
            <text:p>141.1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01648" calcext:value-type="float">
            <text:p>141.20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07744" calcext:value-type="float">
            <text:p>141.20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95552" calcext:value-type="float">
            <text:p>141.19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58976" calcext:value-type="float">
            <text:p>141.15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65072" calcext:value-type="float">
            <text:p>141.16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74216" calcext:value-type="float">
            <text:p>141.17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95552" calcext:value-type="float">
            <text:p>141.19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77264" calcext:value-type="float">
            <text:p>141.17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86408" calcext:value-type="float">
            <text:p>141.18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07744" calcext:value-type="float">
            <text:p>141.20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8336" calcext:value-type="float">
            <text:p>141.1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5288" calcext:value-type="float">
            <text:p>141.1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80312" calcext:value-type="float">
            <text:p>141.18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8336" calcext:value-type="float">
            <text:p>141.1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6812" calcext:value-type="float">
            <text:p>141.16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77264" calcext:value-type="float">
            <text:p>141.17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62024" calcext:value-type="float">
            <text:p>141.16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55928" calcext:value-type="float">
            <text:p>141.15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6812" calcext:value-type="float">
            <text:p>141.16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43736" calcext:value-type="float">
            <text:p>141.14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40688" calcext:value-type="float">
            <text:p>141.14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77264" calcext:value-type="float">
            <text:p>141.17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77264" calcext:value-type="float">
            <text:p>141.17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3764" calcext:value-type="float">
            <text:p>141.13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224" calcext:value-type="float">
            <text:p>141.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6812" calcext:value-type="float">
            <text:p>141.16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0716" calcext:value-type="float">
            <text:p>141.10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46784" calcext:value-type="float">
            <text:p>141.14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34592" calcext:value-type="float">
            <text:p>141.1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31544" calcext:value-type="float">
            <text:p>141.13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58976" calcext:value-type="float">
            <text:p>141.15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49832" calcext:value-type="float">
            <text:p>141.14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5288" calcext:value-type="float">
            <text:p>141.1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49832" calcext:value-type="float">
            <text:p>141.14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28496" calcext:value-type="float">
            <text:p>141.12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46784" calcext:value-type="float">
            <text:p>141.14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34592" calcext:value-type="float">
            <text:p>141.1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0716" calcext:value-type="float">
            <text:p>141.10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25448" calcext:value-type="float">
            <text:p>141.12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25448" calcext:value-type="float">
            <text:p>141.12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16304" calcext:value-type="float">
            <text:p>141.11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65072" calcext:value-type="float">
            <text:p>141.16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71168" calcext:value-type="float">
            <text:p>141.17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3764" calcext:value-type="float">
            <text:p>141.13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31544" calcext:value-type="float">
            <text:p>141.13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28496" calcext:value-type="float">
            <text:p>141.12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62024" calcext:value-type="float">
            <text:p>141.16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43736" calcext:value-type="float">
            <text:p>141.14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62024" calcext:value-type="float">
            <text:p>141.16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43736" calcext:value-type="float">
            <text:p>141.14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28496" calcext:value-type="float">
            <text:p>141.12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92504" calcext:value-type="float">
            <text:p>141.19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58976" calcext:value-type="float">
            <text:p>141.15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224" calcext:value-type="float">
            <text:p>141.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224" calcext:value-type="float">
            <text:p>141.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34592" calcext:value-type="float">
            <text:p>141.1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34592" calcext:value-type="float">
            <text:p>141.1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34592" calcext:value-type="float">
            <text:p>141.1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40688" calcext:value-type="float">
            <text:p>141.14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34592" calcext:value-type="float">
            <text:p>141.1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224" calcext:value-type="float">
            <text:p>141.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58976" calcext:value-type="float">
            <text:p>141.15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8336" calcext:value-type="float">
            <text:p>141.1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74216" calcext:value-type="float">
            <text:p>141.17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94968" calcext:value-type="float">
            <text:p>141.09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34592" calcext:value-type="float">
            <text:p>141.1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224" calcext:value-type="float">
            <text:p>141.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16304" calcext:value-type="float">
            <text:p>141.11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224" calcext:value-type="float">
            <text:p>141.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9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65072" calcext:value-type="float">
            <text:p>141.16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8336" calcext:value-type="float">
            <text:p>141.1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04112" calcext:value-type="float">
            <text:p>141.10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5288" calcext:value-type="float">
            <text:p>141.1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55928" calcext:value-type="float">
            <text:p>141.15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46784" calcext:value-type="float">
            <text:p>141.14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224" calcext:value-type="float">
            <text:p>141.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3764" calcext:value-type="float">
            <text:p>141.13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25448" calcext:value-type="float">
            <text:p>141.12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46784" calcext:value-type="float">
            <text:p>141.14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55928" calcext:value-type="float">
            <text:p>141.15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31544" calcext:value-type="float">
            <text:p>141.13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55928" calcext:value-type="float">
            <text:p>141.15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49832" calcext:value-type="float">
            <text:p>141.14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34592" calcext:value-type="float">
            <text:p>141.13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25448" calcext:value-type="float">
            <text:p>141.12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65072" calcext:value-type="float">
            <text:p>141.16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6812" calcext:value-type="float">
            <text:p>141.16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55928" calcext:value-type="float">
            <text:p>141.15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74216" calcext:value-type="float">
            <text:p>141.17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5288" calcext:value-type="float">
            <text:p>141.1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31544" calcext:value-type="float">
            <text:p>141.13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25448" calcext:value-type="float">
            <text:p>141.12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5288" calcext:value-type="float">
            <text:p>141.1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65072" calcext:value-type="float">
            <text:p>141.16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55928" calcext:value-type="float">
            <text:p>141.15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5288" calcext:value-type="float">
            <text:p>141.1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55928" calcext:value-type="float">
            <text:p>141.15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40688" calcext:value-type="float">
            <text:p>141.14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58976" calcext:value-type="float">
            <text:p>141.15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58976" calcext:value-type="float">
            <text:p>141.15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28496" calcext:value-type="float">
            <text:p>141.12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13256" calcext:value-type="float">
            <text:p>141.11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25448" calcext:value-type="float">
            <text:p>141.12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19352" calcext:value-type="float">
            <text:p>141.11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43736" calcext:value-type="float">
            <text:p>141.14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55928" calcext:value-type="float">
            <text:p>141.15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8336" calcext:value-type="float">
            <text:p>141.1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8336" calcext:value-type="float">
            <text:p>141.1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28496" calcext:value-type="float">
            <text:p>141.12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28496" calcext:value-type="float">
            <text:p>141.12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49832" calcext:value-type="float">
            <text:p>141.14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5288" calcext:value-type="float">
            <text:p>141.1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65072" calcext:value-type="float">
            <text:p>141.16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43736" calcext:value-type="float">
            <text:p>141.14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92504" calcext:value-type="float">
            <text:p>141.19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8336" calcext:value-type="float">
            <text:p>141.1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5288" calcext:value-type="float">
            <text:p>141.1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5288" calcext:value-type="float">
            <text:p>141.1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6812" calcext:value-type="float">
            <text:p>141.16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986" calcext:value-type="float">
            <text:p>141.19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986" calcext:value-type="float">
            <text:p>141.19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65072" calcext:value-type="float">
            <text:p>141.16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89456" calcext:value-type="float">
            <text:p>141.18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01648" calcext:value-type="float">
            <text:p>141.20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8336" calcext:value-type="float">
            <text:p>141.1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8336" calcext:value-type="float">
            <text:p>141.1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5288" calcext:value-type="float">
            <text:p>141.1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58976" calcext:value-type="float">
            <text:p>141.15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80312" calcext:value-type="float">
            <text:p>141.18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58976" calcext:value-type="float">
            <text:p>141.15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62024" calcext:value-type="float">
            <text:p>141.16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65072" calcext:value-type="float">
            <text:p>141.16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71168" calcext:value-type="float">
            <text:p>141.17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77264" calcext:value-type="float">
            <text:p>141.17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77264" calcext:value-type="float">
            <text:p>141.17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8336" calcext:value-type="float">
            <text:p>141.1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62024" calcext:value-type="float">
            <text:p>141.16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62024" calcext:value-type="float">
            <text:p>141.16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5288" calcext:value-type="float">
            <text:p>141.1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80312" calcext:value-type="float">
            <text:p>141.18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89456" calcext:value-type="float">
            <text:p>141.18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1384" calcext:value-type="float">
            <text:p>141.2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986" calcext:value-type="float">
            <text:p>141.19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10792" calcext:value-type="float">
            <text:p>141.21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71168" calcext:value-type="float">
            <text:p>141.17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04696" calcext:value-type="float">
            <text:p>141.20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01648" calcext:value-type="float">
            <text:p>141.20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89456" calcext:value-type="float">
            <text:p>141.18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07744" calcext:value-type="float">
            <text:p>141.20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10792" calcext:value-type="float">
            <text:p>141.21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6812" calcext:value-type="float">
            <text:p>141.16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80312" calcext:value-type="float">
            <text:p>141.18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86408" calcext:value-type="float">
            <text:p>141.18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77264" calcext:value-type="float">
            <text:p>141.17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8336" calcext:value-type="float">
            <text:p>141.1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8336" calcext:value-type="float">
            <text:p>141.1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89456" calcext:value-type="float">
            <text:p>141.18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38224" calcext:value-type="float">
            <text:p>141.23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16888" calcext:value-type="float">
            <text:p>141.21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0-03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6812" calcext:value-type="float">
            <text:p>141.16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86408" calcext:value-type="float">
            <text:p>141.18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04696" calcext:value-type="float">
            <text:p>141.20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22984" calcext:value-type="float">
            <text:p>141.22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22984" calcext:value-type="float">
            <text:p>141.22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50416" calcext:value-type="float">
            <text:p>141.25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35176" calcext:value-type="float">
            <text:p>141.23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62608" calcext:value-type="float">
            <text:p>141.26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38224" calcext:value-type="float">
            <text:p>141.23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32128" calcext:value-type="float">
            <text:p>141.23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16888" calcext:value-type="float">
            <text:p>141.21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10792" calcext:value-type="float">
            <text:p>141.21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5956" calcext:value-type="float">
            <text:p>141.25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56512" calcext:value-type="float">
            <text:p>141.25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22984" calcext:value-type="float">
            <text:p>141.22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47368" calcext:value-type="float">
            <text:p>141.24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38224" calcext:value-type="float">
            <text:p>141.23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32128" calcext:value-type="float">
            <text:p>141.23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35176" calcext:value-type="float">
            <text:p>141.23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47368" calcext:value-type="float">
            <text:p>141.24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5956" calcext:value-type="float">
            <text:p>141.25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65656" calcext:value-type="float">
            <text:p>141.26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53464" calcext:value-type="float">
            <text:p>141.25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41272" calcext:value-type="float">
            <text:p>141.24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38224" calcext:value-type="float">
            <text:p>141.23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4432" calcext:value-type="float">
            <text:p>141.2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0528" calcext:value-type="float">
            <text:p>141.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11376" calcext:value-type="float">
            <text:p>141.31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83944" calcext:value-type="float">
            <text:p>141.28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17472" calcext:value-type="float">
            <text:p>141.31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5956" calcext:value-type="float">
            <text:p>141.25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83944" calcext:value-type="float">
            <text:p>141.28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68704" calcext:value-type="float">
            <text:p>141.26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68704" calcext:value-type="float">
            <text:p>141.26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53464" calcext:value-type="float">
            <text:p>141.25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23568" calcext:value-type="float">
            <text:p>141.32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02232" calcext:value-type="float">
            <text:p>141.30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08328" calcext:value-type="float">
            <text:p>141.30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14424" calcext:value-type="float">
            <text:p>141.31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86992" calcext:value-type="float">
            <text:p>141.28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83944" calcext:value-type="float">
            <text:p>141.28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77848" calcext:value-type="float">
            <text:p>141.27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11376" calcext:value-type="float">
            <text:p>141.31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26616" calcext:value-type="float">
            <text:p>141.32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2052" calcext:value-type="float">
            <text:p>141.32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23568" calcext:value-type="float">
            <text:p>141.32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57096" calcext:value-type="float">
            <text:p>141.35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26616" calcext:value-type="float">
            <text:p>141.32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69288" calcext:value-type="float">
            <text:p>141.36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23568" calcext:value-type="float">
            <text:p>141.32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8148" calcext:value-type="float">
            <text:p>141.38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32712" calcext:value-type="float">
            <text:p>141.33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75384" calcext:value-type="float">
            <text:p>141.37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38808" calcext:value-type="float">
            <text:p>141.33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87576" calcext:value-type="float">
            <text:p>141.38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54048" calcext:value-type="float">
            <text:p>141.35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90624" calcext:value-type="float">
            <text:p>141.39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57096" calcext:value-type="float">
            <text:p>141.35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18056" calcext:value-type="float">
            <text:p>141.41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78432" calcext:value-type="float">
            <text:p>141.37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69288" calcext:value-type="float">
            <text:p>141.36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60144" calcext:value-type="float">
            <text:p>141.36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02816" calcext:value-type="float">
            <text:p>141.40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272" calcext:value-type="float">
            <text:p>141.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272" calcext:value-type="float">
            <text:p>141.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93672" calcext:value-type="float">
            <text:p>141.39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24152" calcext:value-type="float">
            <text:p>141.42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24152" calcext:value-type="float">
            <text:p>141.42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21104" calcext:value-type="float">
            <text:p>141.42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21104" calcext:value-type="float">
            <text:p>141.42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7292" calcext:value-type="float">
            <text:p>141.47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24152" calcext:value-type="float">
            <text:p>141.42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85112" calcext:value-type="float">
            <text:p>141.48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85112" calcext:value-type="float">
            <text:p>141.48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33296" calcext:value-type="float">
            <text:p>141.43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36344" calcext:value-type="float">
            <text:p>141.43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30248" calcext:value-type="float">
            <text:p>141.43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33296" calcext:value-type="float">
            <text:p>141.43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54632" calcext:value-type="float">
            <text:p>141.45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60728" calcext:value-type="float">
            <text:p>141.46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82064" calcext:value-type="float">
            <text:p>141.48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97304" calcext:value-type="float">
            <text:p>141.49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7-13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69872" calcext:value-type="float">
            <text:p>141.46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5-16 15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0152" calcext:value-type="float">
            <text:p>141.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4-04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13712" calcext:value-type="float">
            <text:p>141.71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71624" calcext:value-type="float">
            <text:p>141.77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4724" calcext:value-type="float">
            <text:p>141.74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50288" calcext:value-type="float">
            <text:p>141.75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83816" calcext:value-type="float">
            <text:p>141.78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56384" calcext:value-type="float">
            <text:p>141.75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56384" calcext:value-type="float">
            <text:p>141.75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53336" calcext:value-type="float">
            <text:p>141.75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59432" calcext:value-type="float">
            <text:p>141.75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68576" calcext:value-type="float">
            <text:p>141.76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53336" calcext:value-type="float">
            <text:p>141.75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56384" calcext:value-type="float">
            <text:p>141.75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53336" calcext:value-type="float">
            <text:p>141.75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59432" calcext:value-type="float">
            <text:p>141.75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59432" calcext:value-type="float">
            <text:p>141.75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50288" calcext:value-type="float">
            <text:p>141.75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65528" calcext:value-type="float">
            <text:p>141.76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59432" calcext:value-type="float">
            <text:p>141.75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50288" calcext:value-type="float">
            <text:p>141.75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53336" calcext:value-type="float">
            <text:p>141.75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38096" calcext:value-type="float">
            <text:p>141.73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41144" calcext:value-type="float">
            <text:p>141.74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7772" calcext:value-type="float">
            <text:p>141.77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7772" calcext:value-type="float">
            <text:p>141.77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9296" calcext:value-type="float">
            <text:p>141.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9296" calcext:value-type="float">
            <text:p>141.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41144" calcext:value-type="float">
            <text:p>141.74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4724" calcext:value-type="float">
            <text:p>141.74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71624" calcext:value-type="float">
            <text:p>141.77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96008" calcext:value-type="float">
            <text:p>141.79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71624" calcext:value-type="float">
            <text:p>141.77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53336" calcext:value-type="float">
            <text:p>141.75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50288" calcext:value-type="float">
            <text:p>141.75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50288" calcext:value-type="float">
            <text:p>141.75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68576" calcext:value-type="float">
            <text:p>141.76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71624" calcext:value-type="float">
            <text:p>141.77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56384" calcext:value-type="float">
            <text:p>141.75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59432" calcext:value-type="float">
            <text:p>141.75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56384" calcext:value-type="float">
            <text:p>141.75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35048" calcext:value-type="float">
            <text:p>141.73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68576" calcext:value-type="float">
            <text:p>141.76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6248" calcext:value-type="float">
            <text:p>141.7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86864" calcext:value-type="float">
            <text:p>141.78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86864" calcext:value-type="float">
            <text:p>141.78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65528" calcext:value-type="float">
            <text:p>141.76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71624" calcext:value-type="float">
            <text:p>141.77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68576" calcext:value-type="float">
            <text:p>141.76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86864" calcext:value-type="float">
            <text:p>141.78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11248" calcext:value-type="float">
            <text:p>141.81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38096" calcext:value-type="float">
            <text:p>141.73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50288" calcext:value-type="float">
            <text:p>141.75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96008" calcext:value-type="float">
            <text:p>141.79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96008" calcext:value-type="float">
            <text:p>141.79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56384" calcext:value-type="float">
            <text:p>141.75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89912" calcext:value-type="float">
            <text:p>141.78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89912" calcext:value-type="float">
            <text:p>141.78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80768" calcext:value-type="float">
            <text:p>141.78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89912" calcext:value-type="float">
            <text:p>141.78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83816" calcext:value-type="float">
            <text:p>141.78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9296" calcext:value-type="float">
            <text:p>141.7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83816" calcext:value-type="float">
            <text:p>141.78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59432" calcext:value-type="float">
            <text:p>141.75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89912" calcext:value-type="float">
            <text:p>141.78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7772" calcext:value-type="float">
            <text:p>141.77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53336" calcext:value-type="float">
            <text:p>141.75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71624" calcext:value-type="float">
            <text:p>141.77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02104" calcext:value-type="float">
            <text:p>141.80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71624" calcext:value-type="float">
            <text:p>141.77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65528" calcext:value-type="float">
            <text:p>141.76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28952" calcext:value-type="float">
            <text:p>141.72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4724" calcext:value-type="float">
            <text:p>141.74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68576" calcext:value-type="float">
            <text:p>141.76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53336" calcext:value-type="float">
            <text:p>141.75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50288" calcext:value-type="float">
            <text:p>141.75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53336" calcext:value-type="float">
            <text:p>141.75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35048" calcext:value-type="float">
            <text:p>141.73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28952" calcext:value-type="float">
            <text:p>141.72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65528" calcext:value-type="float">
            <text:p>141.76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80768" calcext:value-type="float">
            <text:p>141.78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082" calcext:value-type="float">
            <text:p>141.80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80768" calcext:value-type="float">
            <text:p>141.78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6248" calcext:value-type="float">
            <text:p>141.7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86864" calcext:value-type="float">
            <text:p>141.78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83816" calcext:value-type="float">
            <text:p>141.78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6248" calcext:value-type="float">
            <text:p>141.7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22856" calcext:value-type="float">
            <text:p>141.72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38096" calcext:value-type="float">
            <text:p>141.73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4724" calcext:value-type="float">
            <text:p>141.74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35048" calcext:value-type="float">
            <text:p>141.73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4724" calcext:value-type="float">
            <text:p>141.74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44192" calcext:value-type="float">
            <text:p>141.74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4724" calcext:value-type="float">
            <text:p>141.74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50288" calcext:value-type="float">
            <text:p>141.75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8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56384" calcext:value-type="float">
            <text:p>141.75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7772" calcext:value-type="float">
            <text:p>141.77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68576" calcext:value-type="float">
            <text:p>141.76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68576" calcext:value-type="float">
            <text:p>141.76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56384" calcext:value-type="float">
            <text:p>141.75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32" calcext:value-type="float">
            <text:p>141.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50288" calcext:value-type="float">
            <text:p>141.75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53336" calcext:value-type="float">
            <text:p>141.75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38096" calcext:value-type="float">
            <text:p>141.73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38096" calcext:value-type="float">
            <text:p>141.73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35048" calcext:value-type="float">
            <text:p>141.73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50288" calcext:value-type="float">
            <text:p>141.75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28952" calcext:value-type="float">
            <text:p>141.72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38096" calcext:value-type="float">
            <text:p>141.73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28952" calcext:value-type="float">
            <text:p>141.72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22856" calcext:value-type="float">
            <text:p>141.72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32" calcext:value-type="float">
            <text:p>141.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98472" calcext:value-type="float">
            <text:p>141.69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38096" calcext:value-type="float">
            <text:p>141.73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25904" calcext:value-type="float">
            <text:p>141.72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25904" calcext:value-type="float">
            <text:p>141.72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44192" calcext:value-type="float">
            <text:p>141.74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25904" calcext:value-type="float">
            <text:p>141.72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25904" calcext:value-type="float">
            <text:p>141.72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22856" calcext:value-type="float">
            <text:p>141.72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28952" calcext:value-type="float">
            <text:p>141.72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50288" calcext:value-type="float">
            <text:p>141.75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32" calcext:value-type="float">
            <text:p>141.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38096" calcext:value-type="float">
            <text:p>141.73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83232" calcext:value-type="float">
            <text:p>141.68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10664" calcext:value-type="float">
            <text:p>141.71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10664" calcext:value-type="float">
            <text:p>141.71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32" calcext:value-type="float">
            <text:p>141.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4724" calcext:value-type="float">
            <text:p>141.74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4724" calcext:value-type="float">
            <text:p>141.74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19808" calcext:value-type="float">
            <text:p>141.71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10664" calcext:value-type="float">
            <text:p>141.71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19808" calcext:value-type="float">
            <text:p>141.71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1676" calcext:value-type="float">
            <text:p>141.71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0152" calcext:value-type="float">
            <text:p>141.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07616" calcext:value-type="float">
            <text:p>141.70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56384" calcext:value-type="float">
            <text:p>141.75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13712" calcext:value-type="float">
            <text:p>141.71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04568" calcext:value-type="float">
            <text:p>141.70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38096" calcext:value-type="float">
            <text:p>141.73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22856" calcext:value-type="float">
            <text:p>141.72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74088" calcext:value-type="float">
            <text:p>141.67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28952" calcext:value-type="float">
            <text:p>141.72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28952" calcext:value-type="float">
            <text:p>141.72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98472" calcext:value-type="float">
            <text:p>141.69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28952" calcext:value-type="float">
            <text:p>141.72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38096" calcext:value-type="float">
            <text:p>141.73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89328" calcext:value-type="float">
            <text:p>141.68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19808" calcext:value-type="float">
            <text:p>141.71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1676" calcext:value-type="float">
            <text:p>141.71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32" calcext:value-type="float">
            <text:p>141.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38096" calcext:value-type="float">
            <text:p>141.73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98472" calcext:value-type="float">
            <text:p>141.69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95424" calcext:value-type="float">
            <text:p>141.69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1-03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8628" calcext:value-type="float">
            <text:p>141.68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38096" calcext:value-type="float">
            <text:p>141.73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1676" calcext:value-type="float">
            <text:p>141.71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98472" calcext:value-type="float">
            <text:p>141.69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32" calcext:value-type="float">
            <text:p>141.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22856" calcext:value-type="float">
            <text:p>141.72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04568" calcext:value-type="float">
            <text:p>141.70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28952" calcext:value-type="float">
            <text:p>141.72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4724" calcext:value-type="float">
            <text:p>141.74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80184" calcext:value-type="float">
            <text:p>141.68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28952" calcext:value-type="float">
            <text:p>141.72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28952" calcext:value-type="float">
            <text:p>141.72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1676" calcext:value-type="float">
            <text:p>141.71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04568" calcext:value-type="float">
            <text:p>141.70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77136" calcext:value-type="float">
            <text:p>141.67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77136" calcext:value-type="float">
            <text:p>141.67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13712" calcext:value-type="float">
            <text:p>141.71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8628" calcext:value-type="float">
            <text:p>141.68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8628" calcext:value-type="float">
            <text:p>141.68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13712" calcext:value-type="float">
            <text:p>141.71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19808" calcext:value-type="float">
            <text:p>141.71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95424" calcext:value-type="float">
            <text:p>141.69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04568" calcext:value-type="float">
            <text:p>141.70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67992" calcext:value-type="float">
            <text:p>141.66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0152" calcext:value-type="float">
            <text:p>141.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10-09 22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92376" calcext:value-type="float">
            <text:p>141.69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09-22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37512" calcext:value-type="float">
            <text:p>141.63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07-26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1864" calcext:value-type="float">
            <text:p>141.5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05-26 15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05864" calcext:value-type="float">
            <text:p>141.40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7-04-14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44904" calcext:value-type="float">
            <text:p>141.34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6-12-12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07744" calcext:value-type="float">
            <text:p>141.20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6-09-22 15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97432" calcext:value-type="float">
            <text:p>140.99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6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57784" calcext:value-type="float">
            <text:p>152.9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6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57784" calcext:value-type="float">
            <text:p>152.9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6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60832" calcext:value-type="float">
            <text:p>152.9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6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82168" calcext:value-type="float">
            <text:p>152.9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6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7912" calcext:value-type="float">
            <text:p>152.9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6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57784" calcext:value-type="float">
            <text:p>152.9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6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7912" calcext:value-type="float">
            <text:p>152.9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6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85216" calcext:value-type="float">
            <text:p>152.9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6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51688" calcext:value-type="float">
            <text:p>152.9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6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76072" calcext:value-type="float">
            <text:p>152.9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6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3.003504" calcext:value-type="float">
            <text:p>153.0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6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88264" calcext:value-type="float">
            <text:p>152.9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6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66928" calcext:value-type="float">
            <text:p>152.9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6-09-08 18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3952" calcext:value-type="float">
            <text:p>140.9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6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69976" calcext:value-type="float">
            <text:p>152.9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6-09-06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82192" calcext:value-type="float">
            <text:p>140.98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6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05968" calcext:value-type="float">
            <text:p>152.9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6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30352" calcext:value-type="float">
            <text:p>152.9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6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21208" calcext:value-type="float">
            <text:p>152.9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6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24256" calcext:value-type="float">
            <text:p>152.9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6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12064" calcext:value-type="float">
            <text:p>152.9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0292" calcext:value-type="float">
            <text:p>152.9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6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96824" calcext:value-type="float">
            <text:p>152.8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6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893776" calcext:value-type="float">
            <text:p>152.8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6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12064" calcext:value-type="float">
            <text:p>152.9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6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24256" calcext:value-type="float">
            <text:p>152.9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6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27304" calcext:value-type="float">
            <text:p>152.9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6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0292" calcext:value-type="float">
            <text:p>152.9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6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09016" calcext:value-type="float">
            <text:p>152.9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6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36448" calcext:value-type="float">
            <text:p>152.9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6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45592" calcext:value-type="float">
            <text:p>152.9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6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42544" calcext:value-type="float">
            <text:p>152.9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6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24256" calcext:value-type="float">
            <text:p>152.9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6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27304" calcext:value-type="float">
            <text:p>152.9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6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27304" calcext:value-type="float">
            <text:p>152.9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6-08-17 15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15136" calcext:value-type="float">
            <text:p>140.91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6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0292" calcext:value-type="float">
            <text:p>152.9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6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0292" calcext:value-type="float">
            <text:p>152.9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6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30352" calcext:value-type="float">
            <text:p>152.9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6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05968" calcext:value-type="float">
            <text:p>152.9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6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05968" calcext:value-type="float">
            <text:p>152.9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6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09016" calcext:value-type="float">
            <text:p>152.9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6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27304" calcext:value-type="float">
            <text:p>152.9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6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36448" calcext:value-type="float">
            <text:p>152.9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6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30352" calcext:value-type="float">
            <text:p>152.9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6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334" calcext:value-type="float">
            <text:p>152.9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6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15112" calcext:value-type="float">
            <text:p>152.9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2016-08-05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02944" calcext:value-type="float">
            <text:p>140.90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1995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5452" calcext:value-type="float">
            <text:p>146.65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1981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272" calcext:value-type="float">
            <text:p>141.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114103281601</text:p>
          </table:table-cell>
          <table:table-cell office:value-type="string" calcext:value-type="string">
            <text:p>1978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499072" calcext:value-type="float">
            <text:p>146.49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64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881" meta:object-count="0"/>
    <meta:user-defined meta:name="AppVersion">3.0</meta:user-defined>
  </office:meta>
</office:document-meta>
</file>